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dual Energy for Base Paper" table:style-name="ta1">
        <office:forms form:automatic-focus="false" form:apply-design-mode="false"/>
        <table:shapes>
          <draw:frame draw:z-index="0" draw:style-name="gr1" draw:text-style-name="P1" svg:width="31.415cm" svg:height="17.67cm" svg:x="2.443cm" svg:y="12.965cm">
            <draw:object draw:notify-on-update-of-ranges="'Residual Energy for Base Paper'.A2:'Residual Energy for Base Paper'.A26 'Residual Energy for Base Paper'.B1:'Residual Energy for Base Paper'.B1 'Residual Energy for Base Paper'.B2:'Residual Energy for Base Paper'.B26 'Residual Energy for Base Paper'.C1:'Residual Energy for Base Paper'.C1 'Residual Energy for Base Paper'.C2:'Residual Energy for Base Paper'.C26 'Residual Energy for Base Paper'.D1:'Residual Energy for Base Paper'.D1 'Residual Energy for Base Paper'.D2:'Residual Energy for Base Paper'.D26 'Residual Energy for Base Paper'.E1:'Residual Energy for Base Paper'.E1 'Residual Energy for Base Paper'.E2:'Residual Energy for Base Paper'.E26 'Residual Energy for Base Paper'.F1:'Residual Energy for Base Paper'.F1 'Residual Energy for Base Paper'.F2:'Residual Energy for Base Paper'.F26 'Residual Energy for Base Paper'.G1:'Residual Energy for Base Paper'.G1 'Residual Energy for Base Paper'.G2:'Residual Energy for Base Paper'.G26 'Residual Energy for Base Paper'.H1:'Residual Energy for Base Paper'.H1 'Residual Energy for Base Paper'.H2:'Residual Energy for Base Paper'.H26 'Residual Energy for Base Paper'.I1:'Residual Energy for Base Paper'.I1 'Residual Energy for Base Paper'.I2:'Residual Energy for Base Paper'.I26 'Residual Energy for Base Paper'.J1:'Residual Energy for Base Paper'.J1 'Residual Energy for Base Paper'.J2:'Residual Energy for Base Paper'.J26 'Residual Energy for Base Paper'.K1:'Residual Energy for Base Paper'.K1 'Residual Energy for Base Paper'.K2:'Residual Energy for Base Paper'.K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9" table:default-cell-style-name="ce1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920887" calcext:value-type="float">
            <text:p>19.920887</text:p>
          </table:table-cell>
          <table:table-cell office:value-type="float" office:value="19.884367" calcext:value-type="float">
            <text:p>19.884367</text:p>
          </table:table-cell>
          <table:table-cell office:value-type="float" office:value="19.849767" calcext:value-type="float">
            <text:p>19.849767</text:p>
          </table:table-cell>
          <table:table-cell office:value-type="float" office:value="19.814894" calcext:value-type="float">
            <text:p>19.814894</text:p>
          </table:table-cell>
          <table:table-cell office:value-type="float" office:value="19.774528" calcext:value-type="float">
            <text:p>19.774528</text:p>
          </table:table-cell>
          <table:table-cell office:value-type="float" office:value="19.736358" calcext:value-type="float">
            <text:p>19.736358</text:p>
          </table:table-cell>
          <table:table-cell office:value-type="float" office:value="19.699838" calcext:value-type="float">
            <text:p>19.699838</text:p>
          </table:table-cell>
          <table:table-cell office:value-type="float" office:value="19.655628" calcext:value-type="float">
            <text:p>19.655628</text:p>
          </table:table-cell>
          <table:table-cell office:value-type="float" office:value="19.61334" calcext:value-type="float">
            <text:p>19.61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9.735197" calcext:value-type="float">
            <text:p>19.735197</text:p>
          </table:table-cell>
          <table:table-cell office:value-type="float" office:value="19.645583" calcext:value-type="float">
            <text:p>19.645583</text:p>
          </table:table-cell>
          <table:table-cell office:value-type="float" office:value="19.54591" calcext:value-type="float">
            <text:p>19.54591</text:p>
          </table:table-cell>
          <table:table-cell office:value-type="float" office:value="19.435494" calcext:value-type="float">
            <text:p>19.435494</text:p>
          </table:table-cell>
          <table:table-cell office:value-type="float" office:value="19.330334" calcext:value-type="float">
            <text:p>19.330334</text:p>
          </table:table-cell>
          <table:table-cell office:value-type="float" office:value="19.230434" calcext:value-type="float">
            <text:p>19.230434</text:p>
          </table:table-cell>
          <table:table-cell office:value-type="float" office:value="19.114759" calcext:value-type="float">
            <text:p>19.114759</text:p>
          </table:table-cell>
          <table:table-cell office:value-type="float" office:value="18.999084" calcext:value-type="float">
            <text:p>18.9990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.595926" calcext:value-type="float">
            <text:p>19.595926</text:p>
          </table:table-cell>
          <table:table-cell office:value-type="float" office:value="19.255805" calcext:value-type="float">
            <text:p>19.255805</text:p>
          </table:table-cell>
          <table:table-cell office:value-type="float" office:value="18.933583" calcext:value-type="float">
            <text:p>18.933583</text:p>
          </table:table-cell>
          <table:table-cell office:value-type="float" office:value="18.59511" calcext:value-type="float">
            <text:p>18.59511</text:p>
          </table:table-cell>
          <table:table-cell office:value-type="float" office:value="18.219185" calcext:value-type="float">
            <text:p>18.219185</text:p>
          </table:table-cell>
          <table:table-cell office:value-type="float" office:value="17.877414" calcext:value-type="float">
            <text:p>17.877414</text:p>
          </table:table-cell>
          <table:table-cell office:value-type="float" office:value="17.537293" calcext:value-type="float">
            <text:p>17.537293</text:p>
          </table:table-cell>
          <table:table-cell office:value-type="float" office:value="17.125566" calcext:value-type="float">
            <text:p>17.125566</text:p>
          </table:table-cell>
          <table:table-cell office:value-type="float" office:value="16.73174" calcext:value-type="float">
            <text:p>16.73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.834481" calcext:value-type="float">
            <text:p>19.834481</text:p>
          </table:table-cell>
          <table:table-cell office:value-type="float" office:value="19.726031" calcext:value-type="float">
            <text:p>19.726031</text:p>
          </table:table-cell>
          <table:table-cell office:value-type="float" office:value="19.633431" calcext:value-type="float">
            <text:p>19.633431</text:p>
          </table:table-cell>
          <table:table-cell office:value-type="float" office:value="19.530416" calcext:value-type="float">
            <text:p>19.530416</text:p>
          </table:table-cell>
          <table:table-cell office:value-type="float" office:value="19.416307" calcext:value-type="float">
            <text:p>19.416307</text:p>
          </table:table-cell>
          <table:table-cell office:value-type="float" office:value="19.307629" calcext:value-type="float">
            <text:p>19.307629</text:p>
          </table:table-cell>
          <table:table-cell office:value-type="float" office:value="19.206038" calcext:value-type="float">
            <text:p>19.206038</text:p>
          </table:table-cell>
          <table:table-cell office:value-type="float" office:value="19.084846" calcext:value-type="float">
            <text:p>19.084846</text:p>
          </table:table-cell>
          <table:table-cell office:value-type="float" office:value="18.965303" calcext:value-type="float">
            <text:p>18.965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871321" calcext:value-type="float">
            <text:p>19.871321</text:p>
          </table:table-cell>
          <table:table-cell office:value-type="float" office:value="19.794839" calcext:value-type="float">
            <text:p>19.794839</text:p>
          </table:table-cell>
          <table:table-cell office:value-type="float" office:value="19.726099" calcext:value-type="float">
            <text:p>19.726099</text:p>
          </table:table-cell>
          <table:table-cell office:value-type="float" office:value="19.65344" calcext:value-type="float">
            <text:p>19.65344</text:p>
          </table:table-cell>
          <table:table-cell office:value-type="float" office:value="19.571117" calcext:value-type="float">
            <text:p>19.571117</text:p>
          </table:table-cell>
          <table:table-cell office:value-type="float" office:value="19.492983" calcext:value-type="float">
            <text:p>19.492983</text:p>
          </table:table-cell>
          <table:table-cell office:value-type="float" office:value="19.418501" calcext:value-type="float">
            <text:p>19.418501</text:p>
          </table:table-cell>
          <table:table-cell office:value-type="float" office:value="19.330338" calcext:value-type="float">
            <text:p>19.330338</text:p>
          </table:table-cell>
          <table:table-cell office:value-type="float" office:value="19.244094" calcext:value-type="float">
            <text:p>19.2440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.877094" calcext:value-type="float">
            <text:p>19.877094</text:p>
          </table:table-cell>
          <table:table-cell office:value-type="float" office:value="19.804863" calcext:value-type="float">
            <text:p>19.804863</text:p>
          </table:table-cell>
          <table:table-cell office:value-type="float" office:value="19.743466" calcext:value-type="float">
            <text:p>19.743466</text:p>
          </table:table-cell>
          <table:table-cell office:value-type="float" office:value="19.674845" calcext:value-type="float">
            <text:p>19.674845</text:p>
          </table:table-cell>
          <table:table-cell office:value-type="float" office:value="19.599004" calcext:value-type="float">
            <text:p>19.599004</text:p>
          </table:table-cell>
          <table:table-cell office:value-type="float" office:value="19.526769" calcext:value-type="float">
            <text:p>19.526769</text:p>
          </table:table-cell>
          <table:table-cell office:value-type="float" office:value="19.461761" calcext:value-type="float">
            <text:p>19.461761</text:p>
          </table:table-cell>
          <table:table-cell office:value-type="float" office:value="19.378695" calcext:value-type="float">
            <text:p>19.378695</text:p>
          </table:table-cell>
          <table:table-cell office:value-type="float" office:value="19.299239" calcext:value-type="float">
            <text:p>19.299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.50923" calcext:value-type="float">
            <text:p>19.50923</text:p>
          </table:table-cell>
          <table:table-cell office:value-type="float" office:value="19.08285" calcext:value-type="float">
            <text:p>19.08285</text:p>
          </table:table-cell>
          <table:table-cell office:value-type="float" office:value="18.716958" calcext:value-type="float">
            <text:p>18.716958</text:p>
          </table:table-cell>
          <table:table-cell office:value-type="float" office:value="18.311764" calcext:value-type="float">
            <text:p>18.311764</text:p>
          </table:table-cell>
          <table:table-cell office:value-type="float" office:value="17.862095" calcext:value-type="float">
            <text:p>17.862095</text:p>
          </table:table-cell>
          <table:table-cell office:value-type="float" office:value="17.434066" calcext:value-type="float">
            <text:p>17.434066</text:p>
          </table:table-cell>
          <table:table-cell office:value-type="float" office:value="17.027224" calcext:value-type="float">
            <text:p>17.027224</text:p>
          </table:table-cell>
          <table:table-cell office:value-type="float" office:value="16.554269" calcext:value-type="float">
            <text:p>16.554269</text:p>
          </table:table-cell>
          <table:table-cell office:value-type="float" office:value="16.083188" calcext:value-type="float">
            <text:p>16.0831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.872362" calcext:value-type="float">
            <text:p>19.872362</text:p>
          </table:table-cell>
          <table:table-cell office:value-type="float" office:value="19.797704" calcext:value-type="float">
            <text:p>19.797704</text:p>
          </table:table-cell>
          <table:table-cell office:value-type="float" office:value="19.733821" calcext:value-type="float">
            <text:p>19.733821</text:p>
          </table:table-cell>
          <table:table-cell office:value-type="float" office:value="19.662907" calcext:value-type="float">
            <text:p>19.662907</text:p>
          </table:table-cell>
          <table:table-cell office:value-type="float" office:value="19.584276" calcext:value-type="float">
            <text:p>19.584276</text:p>
          </table:table-cell>
          <table:table-cell office:value-type="float" office:value="19.509388" calcext:value-type="float">
            <text:p>19.509388</text:p>
          </table:table-cell>
          <table:table-cell office:value-type="float" office:value="19.438246" calcext:value-type="float">
            <text:p>19.438246</text:p>
          </table:table-cell>
          <table:table-cell office:value-type="float" office:value="19.355871" calcext:value-type="float">
            <text:p>19.355871</text:p>
          </table:table-cell>
          <table:table-cell office:value-type="float" office:value="19.273495" calcext:value-type="float">
            <text:p>19.273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.883597" calcext:value-type="float">
            <text:p>19.883597</text:p>
          </table:table-cell>
          <table:table-cell office:value-type="float" office:value="19.814052" calcext:value-type="float">
            <text:p>19.814052</text:p>
          </table:table-cell>
          <table:table-cell office:value-type="float" office:value="19.751561" calcext:value-type="float">
            <text:p>19.751561</text:p>
          </table:table-cell>
          <table:table-cell office:value-type="float" office:value="19.68376" calcext:value-type="float">
            <text:p>19.68376</text:p>
          </table:table-cell>
          <table:table-cell office:value-type="float" office:value="19.610469" calcext:value-type="float">
            <text:p>19.610469</text:p>
          </table:table-cell>
          <table:table-cell office:value-type="float" office:value="19.541019" calcext:value-type="float">
            <text:p>19.541019</text:p>
          </table:table-cell>
          <table:table-cell office:value-type="float" office:value="19.473217" calcext:value-type="float">
            <text:p>19.473217</text:p>
          </table:table-cell>
          <table:table-cell office:value-type="float" office:value="19.391141" calcext:value-type="float">
            <text:p>19.391141</text:p>
          </table:table-cell>
          <table:table-cell office:value-type="float" office:value="19.314282" calcext:value-type="float">
            <text:p>19.314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.560964" calcext:value-type="float">
            <text:p>19.560964</text:p>
          </table:table-cell>
          <table:table-cell office:value-type="float" office:value="19.220841" calcext:value-type="float">
            <text:p>19.220841</text:p>
          </table:table-cell>
          <table:table-cell office:value-type="float" office:value="18.89862" calcext:value-type="float">
            <text:p>18.89862</text:p>
          </table:table-cell>
          <table:table-cell office:value-type="float" office:value="18.558499" calcext:value-type="float">
            <text:p>18.558499</text:p>
          </table:table-cell>
          <table:table-cell office:value-type="float" office:value="18.184223" calcext:value-type="float">
            <text:p>18.184223</text:p>
          </table:table-cell>
          <table:table-cell office:value-type="float" office:value="17.842452" calcext:value-type="float">
            <text:p>17.842452</text:p>
          </table:table-cell>
          <table:table-cell office:value-type="float" office:value="17.50233" calcext:value-type="float">
            <text:p>17.50233</text:p>
          </table:table-cell>
          <table:table-cell office:value-type="float" office:value="17.090604" calcext:value-type="float">
            <text:p>17.090604</text:p>
          </table:table-cell>
          <table:table-cell office:value-type="float" office:value="16.698426" calcext:value-type="float">
            <text:p>16.6984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.88358" calcext:value-type="float">
            <text:p>19.88358</text:p>
          </table:table-cell>
          <table:table-cell office:value-type="float" office:value="19.81221" calcext:value-type="float">
            <text:p>19.81221</text:p>
          </table:table-cell>
          <table:table-cell office:value-type="float" office:value="19.751365" calcext:value-type="float">
            <text:p>19.751365</text:p>
          </table:table-cell>
          <table:table-cell office:value-type="float" office:value="19.683742" calcext:value-type="float">
            <text:p>19.683742</text:p>
          </table:table-cell>
          <table:table-cell office:value-type="float" office:value="19.608803" calcext:value-type="float">
            <text:p>19.608803</text:p>
          </table:table-cell>
          <table:table-cell office:value-type="float" office:value="19.539173" calcext:value-type="float">
            <text:p>19.539173</text:p>
          </table:table-cell>
          <table:table-cell office:value-type="float" office:value="19.471372" calcext:value-type="float">
            <text:p>19.471372</text:p>
          </table:table-cell>
          <table:table-cell office:value-type="float" office:value="19.391123" calcext:value-type="float">
            <text:p>19.391123</text:p>
          </table:table-cell>
          <table:table-cell office:value-type="float" office:value="19.312616" calcext:value-type="float">
            <text:p>19.312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.870875" calcext:value-type="float">
            <text:p>19.870875</text:p>
          </table:table-cell>
          <table:table-cell office:value-type="float" office:value="19.796217" calcext:value-type="float">
            <text:p>19.796217</text:p>
          </table:table-cell>
          <table:table-cell office:value-type="float" office:value="19.732334" calcext:value-type="float">
            <text:p>19.732334</text:p>
          </table:table-cell>
          <table:table-cell office:value-type="float" office:value="19.66142" calcext:value-type="float">
            <text:p>19.66142</text:p>
          </table:table-cell>
          <table:table-cell office:value-type="float" office:value="19.582789" calcext:value-type="float">
            <text:p>19.582789</text:p>
          </table:table-cell>
          <table:table-cell office:value-type="float" office:value="19.507901" calcext:value-type="float">
            <text:p>19.507901</text:p>
          </table:table-cell>
          <table:table-cell office:value-type="float" office:value="19.43676" calcext:value-type="float">
            <text:p>19.43676</text:p>
          </table:table-cell>
          <table:table-cell office:value-type="float" office:value="19.354384" calcext:value-type="float">
            <text:p>19.354384</text:p>
          </table:table-cell>
          <table:table-cell office:value-type="float" office:value="19.272008" calcext:value-type="float">
            <text:p>19.272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.468407" calcext:value-type="float">
            <text:p>19.468407</text:p>
          </table:table-cell>
          <table:table-cell office:value-type="float" office:value="19.061515" calcext:value-type="float">
            <text:p>19.061515</text:p>
          </table:table-cell>
          <table:table-cell office:value-type="float" office:value="18.682639" calcext:value-type="float">
            <text:p>18.682639</text:p>
          </table:table-cell>
          <table:table-cell office:value-type="float" office:value="18.296985" calcext:value-type="float">
            <text:p>18.296985</text:p>
          </table:table-cell>
          <table:table-cell office:value-type="float" office:value="17.851009" calcext:value-type="float">
            <text:p>17.851009</text:p>
          </table:table-cell>
          <table:table-cell office:value-type="float" office:value="17.428011" calcext:value-type="float">
            <text:p>17.428011</text:p>
          </table:table-cell>
          <table:table-cell office:value-type="float" office:value="17.02451" calcext:value-type="float">
            <text:p>17.02451</text:p>
          </table:table-cell>
          <table:table-cell office:value-type="float" office:value="16.555556" calcext:value-type="float">
            <text:p>16.555556</text:p>
          </table:table-cell>
          <table:table-cell office:value-type="float" office:value="16.088343" calcext:value-type="float">
            <text:p>16.0883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.871801" calcext:value-type="float">
            <text:p>19.871801</text:p>
          </table:table-cell>
          <table:table-cell office:value-type="float" office:value="19.795318" calcext:value-type="float">
            <text:p>19.795318</text:p>
          </table:table-cell>
          <table:table-cell office:value-type="float" office:value="19.726579" calcext:value-type="float">
            <text:p>19.726579</text:p>
          </table:table-cell>
          <table:table-cell office:value-type="float" office:value="19.65392" calcext:value-type="float">
            <text:p>19.65392</text:p>
          </table:table-cell>
          <table:table-cell office:value-type="float" office:value="19.571596" calcext:value-type="float">
            <text:p>19.571596</text:p>
          </table:table-cell>
          <table:table-cell office:value-type="float" office:value="19.493463" calcext:value-type="float">
            <text:p>19.493463</text:p>
          </table:table-cell>
          <table:table-cell office:value-type="float" office:value="19.418981" calcext:value-type="float">
            <text:p>19.418981</text:p>
          </table:table-cell>
          <table:table-cell office:value-type="float" office:value="19.330818" calcext:value-type="float">
            <text:p>19.330818</text:p>
          </table:table-cell>
          <table:table-cell office:value-type="float" office:value="19.244574" calcext:value-type="float">
            <text:p>19.2445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.472217" calcext:value-type="float">
            <text:p>19.472217</text:p>
          </table:table-cell>
          <table:table-cell office:value-type="float" office:value="19.042316" calcext:value-type="float">
            <text:p>19.042316</text:p>
          </table:table-cell>
          <table:table-cell office:value-type="float" office:value="18.673438" calcext:value-type="float">
            <text:p>18.673438</text:p>
          </table:table-cell>
          <table:table-cell office:value-type="float" office:value="18.263256" calcext:value-type="float">
            <text:p>18.263256</text:p>
          </table:table-cell>
          <table:table-cell office:value-type="float" office:value="17.811544" calcext:value-type="float">
            <text:p>17.811544</text:p>
          </table:table-cell>
          <table:table-cell office:value-type="float" office:value="17.379994" calcext:value-type="float">
            <text:p>17.379994</text:p>
          </table:table-cell>
          <table:table-cell office:value-type="float" office:value="16.971461" calcext:value-type="float">
            <text:p>16.971461</text:p>
          </table:table-cell>
          <table:table-cell office:value-type="float" office:value="16.492992" calcext:value-type="float">
            <text:p>16.492992</text:p>
          </table:table-cell>
          <table:table-cell office:value-type="float" office:value="16.018" calcext:value-type="float">
            <text:p>16.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.523458" calcext:value-type="float">
            <text:p>19.523458</text:p>
          </table:table-cell>
          <table:table-cell office:value-type="float" office:value="19.09872" calcext:value-type="float">
            <text:p>19.09872</text:p>
          </table:table-cell>
          <table:table-cell office:value-type="float" office:value="18.719844" calcext:value-type="float">
            <text:p>18.719844</text:p>
          </table:table-cell>
          <table:table-cell office:value-type="float" office:value="18.33419" calcext:value-type="float">
            <text:p>18.33419</text:p>
          </table:table-cell>
          <table:table-cell office:value-type="float" office:value="17.888214" calcext:value-type="float">
            <text:p>17.888214</text:p>
          </table:table-cell>
          <table:table-cell office:value-type="float" office:value="17.465216" calcext:value-type="float">
            <text:p>17.465216</text:p>
          </table:table-cell>
          <table:table-cell office:value-type="float" office:value="17.061715" calcext:value-type="float">
            <text:p>17.061715</text:p>
          </table:table-cell>
          <table:table-cell office:value-type="float" office:value="16.59276" calcext:value-type="float">
            <text:p>16.59276</text:p>
          </table:table-cell>
          <table:table-cell office:value-type="float" office:value="16.125548" calcext:value-type="float">
            <text:p>16.125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.491072" calcext:value-type="float">
            <text:p>19.491072</text:p>
          </table:table-cell>
          <table:table-cell office:value-type="float" office:value="19.093089" calcext:value-type="float">
            <text:p>19.093089</text:p>
          </table:table-cell>
          <table:table-cell office:value-type="float" office:value="18.754578" calcext:value-type="float">
            <text:p>18.754578</text:p>
          </table:table-cell>
          <table:table-cell office:value-type="float" office:value="18.37672" calcext:value-type="float">
            <text:p>18.37672</text:p>
          </table:table-cell>
          <table:table-cell office:value-type="float" office:value="17.958838" calcext:value-type="float">
            <text:p>17.958838</text:p>
          </table:table-cell>
          <table:table-cell office:value-type="float" office:value="17.560852" calcext:value-type="float">
            <text:p>17.560852</text:p>
          </table:table-cell>
          <table:table-cell office:value-type="float" office:value="17.184419" calcext:value-type="float">
            <text:p>17.184419</text:p>
          </table:table-cell>
          <table:table-cell office:value-type="float" office:value="16.744988" calcext:value-type="float">
            <text:p>16.744988</text:p>
          </table:table-cell>
          <table:table-cell office:value-type="float" office:value="16.307206" calcext:value-type="float">
            <text:p>16.30720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9.397879" calcext:value-type="float">
            <text:p>19.397879</text:p>
          </table:table-cell>
          <table:table-cell office:value-type="float" office:value="18.933403" calcext:value-type="float">
            <text:p>18.933403</text:p>
          </table:table-cell>
          <table:table-cell office:value-type="float" office:value="18.538185" calcext:value-type="float">
            <text:p>18.538185</text:p>
          </table:table-cell>
          <table:table-cell office:value-type="float" office:value="18.096945" calcext:value-type="float">
            <text:p>18.096945</text:p>
          </table:table-cell>
          <table:table-cell office:value-type="float" office:value="17.609013" calcext:value-type="float">
            <text:p>17.609013</text:p>
          </table:table-cell>
          <table:table-cell office:value-type="float" office:value="17.144311" calcext:value-type="float">
            <text:p>17.144311</text:p>
          </table:table-cell>
          <table:table-cell office:value-type="float" office:value="16.722345" calcext:value-type="float">
            <text:p>16.722345</text:p>
          </table:table-cell>
          <table:table-cell office:value-type="float" office:value="16.19168" calcext:value-type="float">
            <text:p>16.19168</text:p>
          </table:table-cell>
          <table:table-cell office:value-type="float" office:value="15.680511" calcext:value-type="float">
            <text:p>15.6805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442805" calcext:value-type="float">
            <text:p>19.442805</text:p>
          </table:table-cell>
          <table:table-cell office:value-type="float" office:value="19.01455" calcext:value-type="float">
            <text:p>19.01455</text:p>
          </table:table-cell>
          <table:table-cell office:value-type="float" office:value="18.650534" calcext:value-type="float">
            <text:p>18.650534</text:p>
          </table:table-cell>
          <table:table-cell office:value-type="float" office:value="18.24369" calcext:value-type="float">
            <text:p>18.24369</text:p>
          </table:table-cell>
          <table:table-cell office:value-type="float" office:value="17.794024" calcext:value-type="float">
            <text:p>17.794024</text:p>
          </table:table-cell>
          <table:table-cell office:value-type="float" office:value="17.365766" calcext:value-type="float">
            <text:p>17.365766</text:p>
          </table:table-cell>
          <table:table-cell office:value-type="float" office:value="16.980071" calcext:value-type="float">
            <text:p>16.980071</text:p>
          </table:table-cell>
          <table:table-cell office:value-type="float" office:value="16.487844" calcext:value-type="float">
            <text:p>16.487844</text:p>
          </table:table-cell>
          <table:table-cell office:value-type="float" office:value="16.016763" calcext:value-type="float">
            <text:p>16.0167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.871104" calcext:value-type="float">
            <text:p>19.871104</text:p>
          </table:table-cell>
          <table:table-cell office:value-type="float" office:value="19.796217" calcext:value-type="float">
            <text:p>19.796217</text:p>
          </table:table-cell>
          <table:table-cell office:value-type="float" office:value="19.732334" calcext:value-type="float">
            <text:p>19.732334</text:p>
          </table:table-cell>
          <table:table-cell office:value-type="float" office:value="19.66142" calcext:value-type="float">
            <text:p>19.66142</text:p>
          </table:table-cell>
          <table:table-cell office:value-type="float" office:value="19.582789" calcext:value-type="float">
            <text:p>19.582789</text:p>
          </table:table-cell>
          <table:table-cell office:value-type="float" office:value="19.507901" calcext:value-type="float">
            <text:p>19.507901</text:p>
          </table:table-cell>
          <table:table-cell office:value-type="float" office:value="19.43676" calcext:value-type="float">
            <text:p>19.43676</text:p>
          </table:table-cell>
          <table:table-cell office:value-type="float" office:value="19.354384" calcext:value-type="float">
            <text:p>19.354384</text:p>
          </table:table-cell>
          <table:table-cell office:value-type="float" office:value="19.272008" calcext:value-type="float">
            <text:p>19.2720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.871573" calcext:value-type="float">
            <text:p>19.871573</text:p>
          </table:table-cell>
          <table:table-cell office:value-type="float" office:value="19.796687" calcext:value-type="float">
            <text:p>19.796687</text:p>
          </table:table-cell>
          <table:table-cell office:value-type="float" office:value="19.732803" calcext:value-type="float">
            <text:p>19.732803</text:p>
          </table:table-cell>
          <table:table-cell office:value-type="float" office:value="19.661889" calcext:value-type="float">
            <text:p>19.661889</text:p>
          </table:table-cell>
          <table:table-cell office:value-type="float" office:value="19.583259" calcext:value-type="float">
            <text:p>19.583259</text:p>
          </table:table-cell>
          <table:table-cell office:value-type="float" office:value="19.508371" calcext:value-type="float">
            <text:p>19.508371</text:p>
          </table:table-cell>
          <table:table-cell office:value-type="float" office:value="19.437229" calcext:value-type="float">
            <text:p>19.437229</text:p>
          </table:table-cell>
          <table:table-cell office:value-type="float" office:value="19.354853" calcext:value-type="float">
            <text:p>19.354853</text:p>
          </table:table-cell>
          <table:table-cell office:value-type="float" office:value="19.272478" calcext:value-type="float">
            <text:p>19.272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.482477" calcext:value-type="float">
            <text:p>19.482477</text:p>
          </table:table-cell>
          <table:table-cell office:value-type="float" office:value="19.087149" calcext:value-type="float">
            <text:p>19.087149</text:p>
          </table:table-cell>
          <table:table-cell office:value-type="float" office:value="18.751121" calcext:value-type="float">
            <text:p>18.751121</text:p>
          </table:table-cell>
          <table:table-cell office:value-type="float" office:value="18.375558" calcext:value-type="float">
            <text:p>18.375558</text:p>
          </table:table-cell>
          <table:table-cell office:value-type="float" office:value="17.960465" calcext:value-type="float">
            <text:p>17.960465</text:p>
          </table:table-cell>
          <table:table-cell office:value-type="float" office:value="17.565135" calcext:value-type="float">
            <text:p>17.565135</text:p>
          </table:table-cell>
          <table:table-cell office:value-type="float" office:value="17.20934" calcext:value-type="float">
            <text:p>17.20934</text:p>
          </table:table-cell>
          <table:table-cell office:value-type="float" office:value="16.754713" calcext:value-type="float">
            <text:p>16.754713</text:p>
          </table:table-cell>
          <table:table-cell office:value-type="float" office:value="16.319851" calcext:value-type="float">
            <text:p>16.319851</text:p>
          </table:table-cell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500" calcext:value-type="float">
            <text:p>500</text:p>
          </table:table-cell>
          <table:table-cell table:formula="of:=SUM([.C2:.C26])" office:value-type="float" office:value="492.57311" calcext:value-type="float">
            <text:p>492.57311</text:p>
          </table:table-cell>
          <table:table-cell table:formula="of:=SUM([.D2:.D26])" office:value-type="float" office:value="488.44394" calcext:value-type="float">
            <text:p>488.44394</text:p>
          </table:table-cell>
          <table:table-cell table:formula="of:=SUM([.E2:.E26])" office:value-type="float" office:value="484.078643" calcext:value-type="float">
            <text:p>484.078643</text:p>
          </table:table-cell>
          <table:table-cell table:formula="of:=SUM([.F2:.F26])" office:value-type="float" office:value="479.34128" calcext:value-type="float">
            <text:p>479.34128</text:p>
          </table:table-cell>
          <table:table-cell table:formula="of:=SUM([.G2:.G26])" office:value-type="float" office:value="474.059041" calcext:value-type="float">
            <text:p>474.059041</text:p>
          </table:table-cell>
          <table:table-cell table:formula="of:=SUM([.H2:.H26])" office:value-type="float" office:value="469.064506" calcext:value-type="float">
            <text:p>469.064506</text:p>
          </table:table-cell>
          <table:table-cell table:formula="of:=SUM([.I2:.I26])" office:value-type="float" office:value="464.349845" calcext:value-type="float">
            <text:p>464.349845</text:p>
          </table:table-cell>
          <table:table-cell table:formula="of:=SUM([.J2:.J26])" office:value-type="float" office:value="458.687812" calcext:value-type="float">
            <text:p>458.687812</text:p>
          </table:table-cell>
          <table:table-cell table:formula="of:=SUM([.K2:.K26])" office:value-type="float" office:value="453.152097" calcext:value-type="float">
            <text:p>453.152097</text:p>
          </table:table-cell>
        </table:table-row>
      </table:table>
      <table:table table:name="Residual Energy for Modification" table:style-name="ta1">
        <office:forms form:automatic-focus="false" form:apply-design-mode="false"/>
        <table:shapes>
          <draw:frame draw:z-index="0" draw:style-name="gr1" draw:text-style-name="P1" svg:width="30.947cm" svg:height="20.665cm" svg:x="2.835cm" svg:y="13.016cm">
            <draw:object draw:notify-on-update-of-ranges="'Residual Energy for Modification'.A2:'Residual Energy for Modification'.A26 'Residual Energy for Modification'.B1:'Residual Energy for Modification'.B1 'Residual Energy for Modification'.B2:'Residual Energy for Modification'.B26 'Residual Energy for Modification'.C1:'Residual Energy for Modification'.C1 'Residual Energy for Modification'.C2:'Residual Energy for Modification'.C26 'Residual Energy for Modification'.D1:'Residual Energy for Modification'.D1 'Residual Energy for Modification'.C2:'Residual Energy for Modification'.C26 'Residual Energy for Modification'.E1:'Residual Energy for Modification'.E1 'Residual Energy for Modification'.E2:'Residual Energy for Modification'.E26 'Residual Energy for Modification'.F1:'Residual Energy for Modification'.F1 'Residual Energy for Modification'.F2:'Residual Energy for Modification'.F26 'Residual Energy for Modification'.G1:'Residual Energy for Modification'.G1 'Residual Energy for Modification'.G2:'Residual Energy for Modification'.G26 'Residual Energy for Modification'.H1:'Residual Energy for Modification'.H1 'Residual Energy for Modification'.H2:'Residual Energy for Modification'.H26 'Residual Energy for Modification'.I1:'Residual Energy for Modification'.I1 'Residual Energy for Modification'.I2:'Residual Energy for Modification'.I26 'Residual Energy for Modification'.J1:'Residual Energy for Modification'.J1 'Residual Energy for Modification'.J2:'Residual Energy for Modification'.J26 'Residual Energy for Modification'.K1:'Residual Energy for Modification'.K1 'Residual Energy for Modification'.K2:'Residual Energy for Modification'.K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9" table:default-cell-style-name="ce1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.965945" calcext:value-type="float">
            <text:p>19.965945</text:p>
          </table:table-cell>
          <table:table-cell office:value-type="float" office:value="19.960434" calcext:value-type="float">
            <text:p>19.960434</text:p>
          </table:table-cell>
          <table:table-cell office:value-type="float" office:value="19.955422" calcext:value-type="float">
            <text:p>19.955422</text:p>
          </table:table-cell>
          <table:table-cell office:value-type="float" office:value="19.949635" calcext:value-type="float">
            <text:p>19.949635</text:p>
          </table:table-cell>
          <table:table-cell office:value-type="float" office:value="19.943247" calcext:value-type="float">
            <text:p>19.943247</text:p>
          </table:table-cell>
          <table:table-cell office:value-type="float" office:value="19.937295" calcext:value-type="float">
            <text:p>19.937295</text:p>
          </table:table-cell>
          <table:table-cell office:value-type="float" office:value="19.93107" calcext:value-type="float">
            <text:p>19.93107</text:p>
          </table:table-cell>
          <table:table-cell office:value-type="float" office:value="19.924456" calcext:value-type="float">
            <text:p>19.924456</text:p>
          </table:table-cell>
          <table:table-cell office:value-type="float" office:value="19.916526" calcext:value-type="float">
            <text:p>19.916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9.92903" calcext:value-type="float">
            <text:p>19.92903</text:p>
          </table:table-cell>
          <table:table-cell office:value-type="float" office:value="19.886947" calcext:value-type="float">
            <text:p>19.886947</text:p>
          </table:table-cell>
          <table:table-cell office:value-type="float" office:value="19.852741" calcext:value-type="float">
            <text:p>19.852741</text:p>
          </table:table-cell>
          <table:table-cell office:value-type="float" office:value="19.812041" calcext:value-type="float">
            <text:p>19.812041</text:p>
          </table:table-cell>
          <table:table-cell office:value-type="float" office:value="19.767543" calcext:value-type="float">
            <text:p>19.767543</text:p>
          </table:table-cell>
          <table:table-cell office:value-type="float" office:value="19.72523" calcext:value-type="float">
            <text:p>19.72523</text:p>
          </table:table-cell>
          <table:table-cell office:value-type="float" office:value="19.679088" calcext:value-type="float">
            <text:p>19.679088</text:p>
          </table:table-cell>
          <table:table-cell office:value-type="float" office:value="19.632521" calcext:value-type="float">
            <text:p>19.632521</text:p>
          </table:table-cell>
          <table:table-cell office:value-type="float" office:value="19.576472" calcext:value-type="float">
            <text:p>19.576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.6321" calcext:value-type="float">
            <text:p>19.6321</text:p>
          </table:table-cell>
          <table:table-cell office:value-type="float" office:value="19.329665" calcext:value-type="float">
            <text:p>19.329665</text:p>
          </table:table-cell>
          <table:table-cell office:value-type="float" office:value="19.072268" calcext:value-type="float">
            <text:p>19.072268</text:p>
          </table:table-cell>
          <table:table-cell office:value-type="float" office:value="18.754711" calcext:value-type="float">
            <text:p>18.754711</text:p>
          </table:table-cell>
          <table:table-cell office:value-type="float" office:value="18.421706" calcext:value-type="float">
            <text:p>18.421706</text:p>
          </table:table-cell>
          <table:table-cell office:value-type="float" office:value="18.103984" calcext:value-type="float">
            <text:p>18.103984</text:p>
          </table:table-cell>
          <table:table-cell office:value-type="float" office:value="17.771143" calcext:value-type="float">
            <text:p>17.771143</text:p>
          </table:table-cell>
          <table:table-cell office:value-type="float" office:value="17.408221" calcext:value-type="float">
            <text:p>17.408221</text:p>
          </table:table-cell>
          <table:table-cell office:value-type="float" office:value="16.999443" calcext:value-type="float">
            <text:p>16.999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.920031" calcext:value-type="float">
            <text:p>19.920031</text:p>
          </table:table-cell>
          <table:table-cell office:value-type="float" office:value="19.879199" calcext:value-type="float">
            <text:p>19.879199</text:p>
          </table:table-cell>
          <table:table-cell office:value-type="float" office:value="19.846413" calcext:value-type="float">
            <text:p>19.846413</text:p>
          </table:table-cell>
          <table:table-cell office:value-type="float" office:value="19.807374" calcext:value-type="float">
            <text:p>19.807374</text:p>
          </table:table-cell>
          <table:table-cell office:value-type="float" office:value="19.764662" calcext:value-type="float">
            <text:p>19.764662</text:p>
          </table:table-cell>
          <table:table-cell office:value-type="float" office:value="19.723764" calcext:value-type="float">
            <text:p>19.723764</text:p>
          </table:table-cell>
          <table:table-cell office:value-type="float" office:value="19.678775" calcext:value-type="float">
            <text:p>19.678775</text:p>
          </table:table-cell>
          <table:table-cell office:value-type="float" office:value="19.633551" calcext:value-type="float">
            <text:p>19.633551</text:p>
          </table:table-cell>
          <table:table-cell office:value-type="float" office:value="19.580615" calcext:value-type="float">
            <text:p>19.580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.960435" calcext:value-type="float">
            <text:p>19.960435</text:p>
          </table:table-cell>
          <table:table-cell office:value-type="float" office:value="19.950964" calcext:value-type="float">
            <text:p>19.950964</text:p>
          </table:table-cell>
          <table:table-cell office:value-type="float" office:value="19.942587" calcext:value-type="float">
            <text:p>19.942587</text:p>
          </table:table-cell>
          <table:table-cell office:value-type="float" office:value="19.932662" calcext:value-type="float">
            <text:p>19.932662</text:p>
          </table:table-cell>
          <table:table-cell office:value-type="float" office:value="19.921735" calcext:value-type="float">
            <text:p>19.921735</text:p>
          </table:table-cell>
          <table:table-cell office:value-type="float" office:value="19.911624" calcext:value-type="float">
            <text:p>19.911624</text:p>
          </table:table-cell>
          <table:table-cell office:value-type="float" office:value="19.901043" calcext:value-type="float">
            <text:p>19.901043</text:p>
          </table:table-cell>
          <table:table-cell office:value-type="float" office:value="19.889678" calcext:value-type="float">
            <text:p>19.889678</text:p>
          </table:table-cell>
          <table:table-cell office:value-type="float" office:value="19.876401" calcext:value-type="float">
            <text:p>19.876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.923058" calcext:value-type="float">
            <text:p>19.923058</text:p>
          </table:table-cell>
          <table:table-cell office:value-type="float" office:value="19.885936" calcext:value-type="float">
            <text:p>19.885936</text:p>
          </table:table-cell>
          <table:table-cell office:value-type="float" office:value="19.855939" calcext:value-type="float">
            <text:p>19.855939</text:p>
          </table:table-cell>
          <table:table-cell office:value-type="float" office:value="19.820515" calcext:value-type="float">
            <text:p>19.820515</text:p>
          </table:table-cell>
          <table:table-cell office:value-type="float" office:value="19.781363" calcext:value-type="float">
            <text:p>19.781363</text:p>
          </table:table-cell>
          <table:table-cell office:value-type="float" office:value="19.744077" calcext:value-type="float">
            <text:p>19.744077</text:p>
          </table:table-cell>
          <table:table-cell office:value-type="float" office:value="19.703059" calcext:value-type="float">
            <text:p>19.703059</text:p>
          </table:table-cell>
          <table:table-cell office:value-type="float" office:value="19.662042" calcext:value-type="float">
            <text:p>19.662042</text:p>
          </table:table-cell>
          <table:table-cell office:value-type="float" office:value="19.613568" calcext:value-type="float">
            <text:p>19.6135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.58371" calcext:value-type="float">
            <text:p>19.58371</text:p>
          </table:table-cell>
          <table:table-cell office:value-type="float" office:value="19.245907" calcext:value-type="float">
            <text:p>19.245907</text:p>
          </table:table-cell>
          <table:table-cell office:value-type="float" office:value="18.958788" calcext:value-type="float">
            <text:p>18.958788</text:p>
          </table:table-cell>
          <table:table-cell office:value-type="float" office:value="18.619712" calcext:value-type="float">
            <text:p>18.619712</text:p>
          </table:table-cell>
          <table:table-cell office:value-type="float" office:value="18.231662" calcext:value-type="float">
            <text:p>18.231662</text:p>
          </table:table-cell>
          <table:table-cell office:value-type="float" office:value="17.87707" calcext:value-type="float">
            <text:p>17.87707</text:p>
          </table:table-cell>
          <table:table-cell office:value-type="float" office:value="17.505353" calcext:value-type="float">
            <text:p>17.505353</text:p>
          </table:table-cell>
          <table:table-cell office:value-type="float" office:value="17.100429" calcext:value-type="float">
            <text:p>17.100429</text:p>
          </table:table-cell>
          <table:table-cell office:value-type="float" office:value="16.644296" calcext:value-type="float">
            <text:p>16.644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.960917" calcext:value-type="float">
            <text:p>19.960917</text:p>
          </table:table-cell>
          <table:table-cell office:value-type="float" office:value="19.951746" calcext:value-type="float">
            <text:p>19.951746</text:p>
          </table:table-cell>
          <table:table-cell office:value-type="float" office:value="19.944169" calcext:value-type="float">
            <text:p>19.944169</text:p>
          </table:table-cell>
          <table:table-cell office:value-type="float" office:value="19.934797" calcext:value-type="float">
            <text:p>19.934797</text:p>
          </table:table-cell>
          <table:table-cell office:value-type="float" office:value="19.924742" calcext:value-type="float">
            <text:p>19.924742</text:p>
          </table:table-cell>
          <table:table-cell office:value-type="float" office:value="19.915323" calcext:value-type="float">
            <text:p>19.915323</text:p>
          </table:table-cell>
          <table:table-cell office:value-type="float" office:value="19.905226" calcext:value-type="float">
            <text:p>19.905226</text:p>
          </table:table-cell>
          <table:table-cell office:value-type="float" office:value="19.894668" calcext:value-type="float">
            <text:p>19.894668</text:p>
          </table:table-cell>
          <table:table-cell office:value-type="float" office:value="19.882496" calcext:value-type="float">
            <text:p>19.8824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.962425" calcext:value-type="float">
            <text:p>19.962425</text:p>
          </table:table-cell>
          <table:table-cell office:value-type="float" office:value="19.953994" calcext:value-type="float">
            <text:p>19.953994</text:p>
          </table:table-cell>
          <table:table-cell office:value-type="float" office:value="19.946452" calcext:value-type="float">
            <text:p>19.946452</text:p>
          </table:table-cell>
          <table:table-cell office:value-type="float" office:value="19.93802" calcext:value-type="float">
            <text:p>19.93802</text:p>
          </table:table-cell>
          <table:table-cell office:value-type="float" office:value="19.928868" calcext:value-type="float">
            <text:p>19.928868</text:p>
          </table:table-cell>
          <table:table-cell office:value-type="float" office:value="19.920011" calcext:value-type="float">
            <text:p>19.920011</text:p>
          </table:table-cell>
          <table:table-cell office:value-type="float" office:value="19.910508" calcext:value-type="float">
            <text:p>19.910508</text:p>
          </table:table-cell>
          <table:table-cell office:value-type="float" office:value="19.900303" calcext:value-type="float">
            <text:p>19.900303</text:p>
          </table:table-cell>
          <table:table-cell office:value-type="float" office:value="19.889211" calcext:value-type="float">
            <text:p>19.8892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.617295" calcext:value-type="float">
            <text:p>19.617295</text:p>
          </table:table-cell>
          <table:table-cell office:value-type="float" office:value="19.329885" calcext:value-type="float">
            <text:p>19.329885</text:p>
          </table:table-cell>
          <table:table-cell office:value-type="float" office:value="19.072732" calcext:value-type="float">
            <text:p>19.072732</text:p>
          </table:table-cell>
          <table:table-cell office:value-type="float" office:value="18.785323" calcext:value-type="float">
            <text:p>18.785323</text:p>
          </table:table-cell>
          <table:table-cell office:value-type="float" office:value="18.467826" calcext:value-type="float">
            <text:p>18.467826</text:p>
          </table:table-cell>
          <table:table-cell office:value-type="float" office:value="18.180252" calcext:value-type="float">
            <text:p>18.180252</text:p>
          </table:table-cell>
          <table:table-cell office:value-type="float" office:value="17.847462" calcext:value-type="float">
            <text:p>17.847462</text:p>
          </table:table-cell>
          <table:table-cell office:value-type="float" office:value="17.499547" calcext:value-type="float">
            <text:p>17.499547</text:p>
          </table:table-cell>
          <table:table-cell office:value-type="float" office:value="17.121379" calcext:value-type="float">
            <text:p>17.1213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.9619" calcext:value-type="float">
            <text:p>19.9619</text:p>
          </table:table-cell>
          <table:table-cell office:value-type="float" office:value="19.953126" calcext:value-type="float">
            <text:p>19.953126</text:p>
          </table:table-cell>
          <table:table-cell office:value-type="float" office:value="19.945668" calcext:value-type="float">
            <text:p>19.945668</text:p>
          </table:table-cell>
          <table:table-cell office:value-type="float" office:value="20" calcext:value-type="float">
            <text:p>20</text:p>
          </table:table-cell>
          <table:table-cell office:value-type="float" office:value="19.92664" calcext:value-type="float">
            <text:p>19.92664</text:p>
          </table:table-cell>
          <table:table-cell office:value-type="float" office:value="19.917424" calcext:value-type="float">
            <text:p>19.917424</text:p>
          </table:table-cell>
          <table:table-cell office:value-type="float" office:value="19.907773" calcext:value-type="float">
            <text:p>19.907773</text:p>
          </table:table-cell>
          <table:table-cell office:value-type="float" office:value="19.897245" calcext:value-type="float">
            <text:p>19.897245</text:p>
          </table:table-cell>
          <table:table-cell office:value-type="float" office:value="19.885399" calcext:value-type="float">
            <text:p>19.8853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.96077" calcext:value-type="float">
            <text:p>19.96077</text:p>
          </table:table-cell>
          <table:table-cell office:value-type="float" office:value="19.951599" calcext:value-type="float">
            <text:p>19.951599</text:p>
          </table:table-cell>
          <table:table-cell office:value-type="float" office:value="19.944022" calcext:value-type="float">
            <text:p>19.944022</text:p>
          </table:table-cell>
          <table:table-cell office:value-type="float" office:value="19.93465" calcext:value-type="float">
            <text:p>19.93465</text:p>
          </table:table-cell>
          <table:table-cell office:value-type="float" office:value="19.924595" calcext:value-type="float">
            <text:p>19.924595</text:p>
          </table:table-cell>
          <table:table-cell office:value-type="float" office:value="19.915176" calcext:value-type="float">
            <text:p>19.915176</text:p>
          </table:table-cell>
          <table:table-cell office:value-type="float" office:value="19.905079" calcext:value-type="float">
            <text:p>19.905079</text:p>
          </table:table-cell>
          <table:table-cell office:value-type="float" office:value="19.894521" calcext:value-type="float">
            <text:p>19.894521</text:p>
          </table:table-cell>
          <table:table-cell office:value-type="float" office:value="19.882349" calcext:value-type="float">
            <text:p>19.882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.561179" calcext:value-type="float">
            <text:p>19.561179</text:p>
          </table:table-cell>
          <table:table-cell office:value-type="float" office:value="19.240411" calcext:value-type="float">
            <text:p>19.240411</text:p>
          </table:table-cell>
          <table:table-cell office:value-type="float" office:value="18.953725" calcext:value-type="float">
            <text:p>18.953725</text:p>
          </table:table-cell>
          <table:table-cell office:value-type="float" office:value="18.632957" calcext:value-type="float">
            <text:p>18.632957</text:p>
          </table:table-cell>
          <table:table-cell office:value-type="float" office:value="18.295225" calcext:value-type="float">
            <text:p>18.295225</text:p>
          </table:table-cell>
          <table:table-cell office:value-type="float" office:value="17.957751" calcext:value-type="float">
            <text:p>17.957751</text:p>
          </table:table-cell>
          <table:table-cell office:value-type="float" office:value="17.586785" calcext:value-type="float">
            <text:p>17.586785</text:p>
          </table:table-cell>
          <table:table-cell office:value-type="float" office:value="17.198689" calcext:value-type="float">
            <text:p>17.198689</text:p>
          </table:table-cell>
          <table:table-cell office:value-type="float" office:value="16.776846" calcext:value-type="float">
            <text:p>16.7768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.960483" calcext:value-type="float">
            <text:p>19.960483</text:p>
          </table:table-cell>
          <table:table-cell office:value-type="float" office:value="19.951012" calcext:value-type="float">
            <text:p>19.951012</text:p>
          </table:table-cell>
          <table:table-cell office:value-type="float" office:value="19.942634" calcext:value-type="float">
            <text:p>19.942634</text:p>
          </table:table-cell>
          <table:table-cell office:value-type="float" office:value="19.93271" calcext:value-type="float">
            <text:p>19.93271</text:p>
          </table:table-cell>
          <table:table-cell office:value-type="float" office:value="19.921782" calcext:value-type="float">
            <text:p>19.921782</text:p>
          </table:table-cell>
          <table:table-cell office:value-type="float" office:value="19.911671" calcext:value-type="float">
            <text:p>19.911671</text:p>
          </table:table-cell>
          <table:table-cell office:value-type="float" office:value="19.90109" calcext:value-type="float">
            <text:p>19.90109</text:p>
          </table:table-cell>
          <table:table-cell office:value-type="float" office:value="19.889725" calcext:value-type="float">
            <text:p>19.889725</text:p>
          </table:table-cell>
          <table:table-cell office:value-type="float" office:value="19.876449" calcext:value-type="float">
            <text:p>19.8764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.576201" calcext:value-type="float">
            <text:p>19.576201</text:p>
          </table:table-cell>
          <table:table-cell office:value-type="float" office:value="19.238259" calcext:value-type="float">
            <text:p>19.238259</text:p>
          </table:table-cell>
          <table:table-cell office:value-type="float" office:value="18.967492" calcext:value-type="float">
            <text:p>18.967492</text:p>
          </table:table-cell>
          <table:table-cell office:value-type="float" office:value="18.62976" calcext:value-type="float">
            <text:p>18.62976</text:p>
          </table:table-cell>
          <table:table-cell office:value-type="float" office:value="18.291296" calcext:value-type="float">
            <text:p>18.291296</text:p>
          </table:table-cell>
          <table:table-cell office:value-type="float" office:value="17.953189" calcext:value-type="float">
            <text:p>17.953189</text:p>
          </table:table-cell>
          <table:table-cell office:value-type="float" office:value="17.581201" calcext:value-type="float">
            <text:p>17.581201</text:p>
          </table:table-cell>
          <table:table-cell office:value-type="float" office:value="17.19253" calcext:value-type="float">
            <text:p>17.19253</text:p>
          </table:table-cell>
          <table:table-cell office:value-type="float" office:value="16.769587" calcext:value-type="float">
            <text:p>16.769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.562443" calcext:value-type="float">
            <text:p>19.562443</text:p>
          </table:table-cell>
          <table:table-cell office:value-type="float" office:value="19.225069" calcext:value-type="float">
            <text:p>19.225069</text:p>
          </table:table-cell>
          <table:table-cell office:value-type="float" office:value="18.908607" calcext:value-type="float">
            <text:p>18.908607</text:p>
          </table:table-cell>
          <table:table-cell office:value-type="float" office:value="18.570817" calcext:value-type="float">
            <text:p>18.570817</text:p>
          </table:table-cell>
          <table:table-cell office:value-type="float" office:value="18.153397" calcext:value-type="float">
            <text:p>18.153397</text:p>
          </table:table-cell>
          <table:table-cell office:value-type="float" office:value="17.784304" calcext:value-type="float">
            <text:p>17.784304</text:p>
          </table:table-cell>
          <table:table-cell office:value-type="float" office:value="17.398347" calcext:value-type="float">
            <text:p>17.398347</text:p>
          </table:table-cell>
          <table:table-cell office:value-type="float" office:value="16.993498" calcext:value-type="float">
            <text:p>16.993498</text:p>
          </table:table-cell>
          <table:table-cell office:value-type="float" office:value="16.493503" calcext:value-type="float">
            <text:p>16.493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.59652" calcext:value-type="float">
            <text:p>19.59652</text:p>
          </table:table-cell>
          <table:table-cell office:value-type="float" office:value="19.290199" calcext:value-type="float">
            <text:p>19.290199</text:p>
          </table:table-cell>
          <table:table-cell office:value-type="float" office:value="19.044811" calcext:value-type="float">
            <text:p>19.044811</text:p>
          </table:table-cell>
          <table:table-cell office:value-type="float" office:value="18.72377" calcext:value-type="float">
            <text:p>18.72377</text:p>
          </table:table-cell>
          <table:table-cell office:value-type="float" office:value="18.401507" calcext:value-type="float">
            <text:p>18.401507</text:p>
          </table:table-cell>
          <table:table-cell office:value-type="float" office:value="18.094851" calcext:value-type="float">
            <text:p>18.094851</text:p>
          </table:table-cell>
          <table:table-cell office:value-type="float" office:value="17.757776" calcext:value-type="float">
            <text:p>17.757776</text:p>
          </table:table-cell>
          <table:table-cell office:value-type="float" office:value="17.420238" calcext:value-type="float">
            <text:p>17.420238</text:p>
          </table:table-cell>
          <table:table-cell office:value-type="float" office:value="17.021644" calcext:value-type="float">
            <text:p>17.02164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9.539313" calcext:value-type="float">
            <text:p>19.539313</text:p>
          </table:table-cell>
          <table:table-cell office:value-type="float" office:value="19.197942" calcext:value-type="float">
            <text:p>19.197942</text:p>
          </table:table-cell>
          <table:table-cell office:value-type="float" office:value="18.924731" calcext:value-type="float">
            <text:p>18.924731</text:p>
          </table:table-cell>
          <table:table-cell office:value-type="float" office:value="18.598381" calcext:value-type="float">
            <text:p>18.598381</text:p>
          </table:table-cell>
          <table:table-cell office:value-type="float" office:value="18.240121" calcext:value-type="float">
            <text:p>18.240121</text:p>
          </table:table-cell>
          <table:table-cell office:value-type="float" office:value="17.898688" calcext:value-type="float">
            <text:p>17.898688</text:p>
          </table:table-cell>
          <table:table-cell office:value-type="float" office:value="17.52311" calcext:value-type="float">
            <text:p>17.52311</text:p>
          </table:table-cell>
          <table:table-cell office:value-type="float" office:value="17.147282" calcext:value-type="float">
            <text:p>17.147282</text:p>
          </table:table-cell>
          <table:table-cell office:value-type="float" office:value="16.703665" calcext:value-type="float">
            <text:p>16.7036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.543985" calcext:value-type="float">
            <text:p>19.543985</text:p>
          </table:table-cell>
          <table:table-cell office:value-type="float" office:value="19.206327" calcext:value-type="float">
            <text:p>19.206327</text:p>
          </table:table-cell>
          <table:table-cell office:value-type="float" office:value="18.935903" calcext:value-type="float">
            <text:p>18.935903</text:p>
          </table:table-cell>
          <table:table-cell office:value-type="float" office:value="18.614953" calcext:value-type="float">
            <text:p>18.614953</text:p>
          </table:table-cell>
          <table:table-cell office:value-type="float" office:value="18.260238" calcext:value-type="float">
            <text:p>18.260238</text:p>
          </table:table-cell>
          <table:table-cell office:value-type="float" office:value="17.922417" calcext:value-type="float">
            <text:p>17.922417</text:p>
          </table:table-cell>
          <table:table-cell office:value-type="float" office:value="17.55081" calcext:value-type="float">
            <text:p>17.55081</text:p>
          </table:table-cell>
          <table:table-cell office:value-type="float" office:value="17.179204" calcext:value-type="float">
            <text:p>17.179204</text:p>
          </table:table-cell>
          <table:table-cell office:value-type="float" office:value="16.740034" calcext:value-type="float">
            <text:p>16.740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.96077" calcext:value-type="float">
            <text:p>19.96077</text:p>
          </table:table-cell>
          <table:table-cell office:value-type="float" office:value="19.951599" calcext:value-type="float">
            <text:p>19.951599</text:p>
          </table:table-cell>
          <table:table-cell office:value-type="float" office:value="19.944022" calcext:value-type="float">
            <text:p>19.944022</text:p>
          </table:table-cell>
          <table:table-cell office:value-type="float" office:value="19.93465" calcext:value-type="float">
            <text:p>19.93465</text:p>
          </table:table-cell>
          <table:table-cell office:value-type="float" office:value="19.924595" calcext:value-type="float">
            <text:p>19.924595</text:p>
          </table:table-cell>
          <table:table-cell office:value-type="float" office:value="19.915176" calcext:value-type="float">
            <text:p>19.915176</text:p>
          </table:table-cell>
          <table:table-cell office:value-type="float" office:value="19.905079" calcext:value-type="float">
            <text:p>19.905079</text:p>
          </table:table-cell>
          <table:table-cell office:value-type="float" office:value="19.894521" calcext:value-type="float">
            <text:p>19.894521</text:p>
          </table:table-cell>
          <table:table-cell office:value-type="float" office:value="19.882349" calcext:value-type="float">
            <text:p>19.8823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.960817" calcext:value-type="float">
            <text:p>19.960817</text:p>
          </table:table-cell>
          <table:table-cell office:value-type="float" office:value="19.951645" calcext:value-type="float">
            <text:p>19.951645</text:p>
          </table:table-cell>
          <table:table-cell office:value-type="float" office:value="19.944068" calcext:value-type="float">
            <text:p>19.944068</text:p>
          </table:table-cell>
          <table:table-cell office:value-type="float" office:value="19.934772" calcext:value-type="float">
            <text:p>19.934772</text:p>
          </table:table-cell>
          <table:table-cell office:value-type="float" office:value="19.924641" calcext:value-type="float">
            <text:p>19.924641</text:p>
          </table:table-cell>
          <table:table-cell office:value-type="float" office:value="19.915223" calcext:value-type="float">
            <text:p>19.915223</text:p>
          </table:table-cell>
          <table:table-cell office:value-type="float" office:value="19.905126" calcext:value-type="float">
            <text:p>19.905126</text:p>
          </table:table-cell>
          <table:table-cell office:value-type="float" office:value="19.894568" calcext:value-type="float">
            <text:p>19.894568</text:p>
          </table:table-cell>
          <table:table-cell office:value-type="float" office:value="19.882396" calcext:value-type="float">
            <text:p>19.882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.54808" calcext:value-type="float">
            <text:p>19.54808</text:p>
          </table:table-cell>
          <table:table-cell office:value-type="float" office:value="19.22997" calcext:value-type="float">
            <text:p>19.22997</text:p>
          </table:table-cell>
          <table:table-cell office:value-type="float" office:value="18.945871" calcext:value-type="float">
            <text:p>18.945871</text:p>
          </table:table-cell>
          <table:table-cell office:value-type="float" office:value="18.628038" calcext:value-type="float">
            <text:p>18.628038</text:p>
          </table:table-cell>
          <table:table-cell office:value-type="float" office:value="18.27675" calcext:value-type="float">
            <text:p>18.27675</text:p>
          </table:table-cell>
          <table:table-cell office:value-type="float" office:value="17.942191" calcext:value-type="float">
            <text:p>17.942191</text:p>
          </table:table-cell>
          <table:table-cell office:value-type="float" office:value="17.590625" calcext:value-type="float">
            <text:p>17.590625</text:p>
          </table:table-cell>
          <table:table-cell office:value-type="float" office:value="17.206157" calcext:value-type="float">
            <text:p>17.206157</text:p>
          </table:table-cell>
          <table:table-cell office:value-type="float" office:value="16.771229" calcext:value-type="float">
            <text:p>16.771229</text:p>
          </table:table-cell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500" calcext:value-type="float">
            <text:p>500</text:p>
          </table:table-cell>
          <table:table-cell table:formula="of:=SUM([.C2:.C26])" office:value-type="float" office:value="495.187407" calcext:value-type="float">
            <text:p>495.187407</text:p>
          </table:table-cell>
          <table:table-cell table:formula="of:=SUM([.D2:.D26])" office:value-type="float" office:value="491.761835" calcext:value-type="float">
            <text:p>491.761835</text:p>
          </table:table-cell>
          <table:table-cell table:formula="of:=SUM([.E2:.E26])" office:value-type="float" office:value="488.849065" calcext:value-type="float">
            <text:p>488.849065</text:p>
          </table:table-cell>
          <table:table-cell table:formula="of:=SUM([.F2:.F26])" office:value-type="float" office:value="485.490248" calcext:value-type="float">
            <text:p>485.490248</text:p>
          </table:table-cell>
          <table:table-cell table:formula="of:=SUM([.G2:.G26])" office:value-type="float" office:value="481.694141" calcext:value-type="float">
            <text:p>481.694141</text:p>
          </table:table-cell>
          <table:table-cell table:formula="of:=SUM([.H2:.H26])" office:value-type="float" office:value="478.166691" calcext:value-type="float">
            <text:p>478.166691</text:p>
          </table:table-cell>
          <table:table-cell table:formula="of:=SUM([.I2:.I26])" office:value-type="float" office:value="474.345528" calcext:value-type="float">
            <text:p>474.345528</text:p>
          </table:table-cell>
          <table:table-cell table:formula="of:=SUM([.J2:.J26])" office:value-type="float" office:value="470.353594" calcext:value-type="float">
            <text:p>470.353594</text:p>
          </table:table-cell>
          <table:table-cell table:formula="of:=SUM([.K2:.K26])" office:value-type="float" office:value="465.785857" calcext:value-type="float">
            <text:p>465.785857</text:p>
          </table:table-cell>
        </table:table-row>
      </table:table>
      <table:table table:name="Comparision of Residual Energy" table:style-name="ta1">
        <office:forms form:automatic-focus="false" form:apply-design-mode="false"/>
        <table:shapes>
          <draw:frame draw:z-index="0" draw:style-name="gr1" draw:text-style-name="P1" svg:width="15.997cm" svg:height="9.005cm" svg:x="2.678cm" svg:y="19.259cm">
            <draw:object draw:notify-on-update-of-ranges="'Comparision of Residual Energy'.A40:'Comparision of Residual Energy'.A41 'Comparision of Residual Energy'.B39:'Comparision of Residual Energy'.B39 'Comparision of Residual Energy'.B40:'Comparision of Residual Energy'.B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.749cm" svg:height="14.483cm" svg:x="2.723cm" svg:y="1.853cm">
            <draw:object draw:notify-on-update-of-ranges="'Comparision of Residual Energy'.B1:'Comparision of Residual Energy'.K1 'Comparision of Residual Energy'.A2:'Comparision of Residual Energy'.A2 'Comparision of Residual Energy'.B2:'Comparision of Residual Energy'.K2 'Comparision of Residual Energy'.A3:'Comparision of Residual Energy'.A3 'Comparision of Residual Energy'.B3:'Comparision of Residual Energy'.K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string" calcext:value-type="string">
            <text:p>Base Paper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92.57311" calcext:value-type="float">
            <text:p>492.57311</text:p>
          </table:table-cell>
          <table:table-cell table:style-name="ce1" office:value-type="float" office:value="488.44394" calcext:value-type="float">
            <text:p>488.44394</text:p>
          </table:table-cell>
          <table:table-cell table:style-name="ce1" office:value-type="float" office:value="484.078643" calcext:value-type="float">
            <text:p>484.078643</text:p>
          </table:table-cell>
          <table:table-cell table:style-name="ce1" office:value-type="float" office:value="479.34128" calcext:value-type="float">
            <text:p>479.34128</text:p>
          </table:table-cell>
          <table:table-cell table:style-name="ce1" office:value-type="float" office:value="474.059041" calcext:value-type="float">
            <text:p>474.059041</text:p>
          </table:table-cell>
          <table:table-cell table:style-name="ce1" office:value-type="float" office:value="469.064506" calcext:value-type="float">
            <text:p>469.064506</text:p>
          </table:table-cell>
          <table:table-cell table:style-name="ce1" office:value-type="float" office:value="464.349845" calcext:value-type="float">
            <text:p>464.349845</text:p>
          </table:table-cell>
          <table:table-cell table:style-name="ce1" office:value-type="float" office:value="458.687812" calcext:value-type="float">
            <text:p>458.687812</text:p>
          </table:table-cell>
          <table:table-cell table:style-name="ce1" office:value-type="float" office:value="453.152097" calcext:value-type="float">
            <text:p>453.152097</text:p>
          </table:table-cell>
        </table:table-row>
        <table:table-row table:style-name="ro1">
          <table:table-cell table:style-name="ce2" office:value-type="string" calcext:value-type="string">
            <text:p>Modified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95.187407" calcext:value-type="float">
            <text:p>495.187407</text:p>
          </table:table-cell>
          <table:table-cell table:style-name="ce1" office:value-type="float" office:value="491.761835" calcext:value-type="float">
            <text:p>491.761835</text:p>
          </table:table-cell>
          <table:table-cell table:style-name="ce1" office:value-type="float" office:value="488.849065" calcext:value-type="float">
            <text:p>488.849065</text:p>
          </table:table-cell>
          <table:table-cell table:style-name="ce1" office:value-type="float" office:value="485.490248" calcext:value-type="float">
            <text:p>485.490248</text:p>
          </table:table-cell>
          <table:table-cell table:style-name="ce1" office:value-type="float" office:value="481.694141" calcext:value-type="float">
            <text:p>481.694141</text:p>
          </table:table-cell>
          <table:table-cell table:style-name="ce1" office:value-type="float" office:value="478.166691" calcext:value-type="float">
            <text:p>478.166691</text:p>
          </table:table-cell>
          <table:table-cell table:style-name="ce1" office:value-type="float" office:value="474.345528" calcext:value-type="float">
            <text:p>474.345528</text:p>
          </table:table-cell>
          <table:table-cell table:style-name="ce1" office:value-type="float" office:value="470.353594" calcext:value-type="float">
            <text:p>470.353594</text:p>
          </table:table-cell>
          <table:table-cell table:style-name="ce1" office:value-type="float" office:value="465.785857" calcext:value-type="float">
            <text:p>465.785857</text:p>
          </table:table-cell>
        </table:table-row>
        <table:table-row table:style-name="ro1" table:number-rows-repeated="23">
          <table:table-cell table:number-columns-repeated="11"/>
        </table:table-row>
        <table:table-row table:style-name="ro1" table:number-rows-repeated="12"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2" office:value-type="string" calcext:value-type="string">
            <text:p>Final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ase Paper</text:p>
          </table:table-cell>
          <table:table-cell table:style-name="ce1" office:value-type="float" office:value="373.240786" calcext:value-type="float">
            <text:p>373.24078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odified</text:p>
          </table:table-cell>
          <table:table-cell table:style-name="ce1" office:value-type="float" office:value="410.815974" calcext:value-type="float">
            <text:p>410.815974</text:p>
          </table:table-cell>
          <table:table-cell table:number-columns-repeated="9"/>
        </table:table-row>
      </table:table>
      <table:table table:name="Throughput after 3 second intervals" table:style-name="ta1">
        <office:forms form:automatic-focus="false" form:apply-design-mode="false"/>
        <table:shapes>
          <draw:frame draw:z-index="0" draw:style-name="gr1" draw:text-style-name="P1" svg:width="24.235cm" svg:height="16.149cm" svg:x="3.167cm" svg:y="2.339cm">
            <draw:object draw:notify-on-update-of-ranges="'Throughput after 3 second intervals'.A1:'Throughput after 3 second intervals'.A1 'Throughput after 3 second intervals'.B1:'Throughput after 3 second intervals'.K1 'Throughput after 3 second intervals'.A2:'Throughput after 3 second intervals'.A2 'Throughput after 3 second intervals'.B2:'Throughput after 3 second intervals'.K2 'Throughput after 3 second intervals'.A3:'Throughput after 3 second intervals'.A3 'Throughput after 3 second intervals'.B3:'Throughput after 3 second intervals'.K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" table:default-cell-style-name="ce1"/>
        <table:table-row table:style-name="ro1"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se Paper</text:p>
          </table:table-cell>
          <table:table-cell office:value-type="float" office:value="0" calcext:value-type="float">
            <text:p>0</text:p>
          </table:table-cell>
          <table:table-cell office:value-type="float" office:value="20.6818" calcext:value-type="float">
            <text:p>20.6818</text:p>
          </table:table-cell>
          <table:table-cell office:value-type="float" office:value="41.0383" calcext:value-type="float">
            <text:p>41.0383</text:p>
          </table:table-cell>
          <table:table-cell office:value-type="float" office:value="62.4189" calcext:value-type="float">
            <text:p>62.4189</text:p>
          </table:table-cell>
          <table:table-cell office:value-type="float" office:value="82.9653" calcext:value-type="float">
            <text:p>82.9653</text:p>
          </table:table-cell>
          <table:table-cell office:value-type="float" office:value="104.394" calcext:value-type="float">
            <text:p>104.394</text:p>
          </table:table-cell>
          <table:table-cell office:value-type="float" office:value="123.8" calcext:value-type="float">
            <text:p>123.8</text:p>
          </table:table-cell>
          <table:table-cell office:value-type="float" office:value="145.425" calcext:value-type="float">
            <text:p>145.425</text:p>
          </table:table-cell>
          <table:table-cell office:value-type="float" office:value="167.54" calcext:value-type="float">
            <text:p>167.54</text:p>
          </table:table-cell>
          <table:table-cell office:value-type="float" office:value="193.959" calcext:value-type="float">
            <text:p>193.959</text:p>
          </table:table-cell>
        </table:table-row>
        <table:table-row table:style-name="ro1">
          <table:table-cell office:value-type="string" calcext:value-type="string">
            <text:p>Modified</text:p>
          </table:table-cell>
          <table:table-cell office:value-type="float" office:value="0" calcext:value-type="float">
            <text:p>0</text:p>
          </table:table-cell>
          <table:table-cell office:value-type="float" office:value="20.2005" calcext:value-type="float">
            <text:p>20.2005</text:p>
          </table:table-cell>
          <table:table-cell office:value-type="float" office:value="43.3077" calcext:value-type="float">
            <text:p>43.3077</text:p>
          </table:table-cell>
          <table:table-cell office:value-type="float" office:value="64.3143" calcext:value-type="float">
            <text:p>64.3143</text:p>
          </table:table-cell>
          <table:table-cell office:value-type="float" office:value="85.3428" calcext:value-type="float">
            <text:p>85.3428</text:p>
          </table:table-cell>
          <table:table-cell office:value-type="float" office:value="107.639" calcext:value-type="float">
            <text:p>107.639</text:p>
          </table:table-cell>
          <table:table-cell office:value-type="float" office:value="127.744" calcext:value-type="float">
            <text:p>127.744</text:p>
          </table:table-cell>
          <table:table-cell office:value-type="float" office:value="150.191" calcext:value-type="float">
            <text:p>150.191</text:p>
          </table:table-cell>
          <table:table-cell office:value-type="float" office:value="174.246" calcext:value-type="float">
            <text:p>174.246</text:p>
          </table:table-cell>
          <table:table-cell office:value-type="float" office:value="200.3" calcext:value-type="float">
            <text:p>200.3</text:p>
          </table:table-cell>
        </table:table-row>
      </table:table>
      <table:table table:name="Average Throughput" table:style-name="ta1">
        <office:forms form:automatic-focus="false" form:apply-design-mode="false"/>
        <table:shapes>
          <draw:frame draw:z-index="0" draw:style-name="gr1" draw:text-style-name="P1" svg:width="15.999cm" svg:height="8.999cm" svg:x="2.878cm" svg:y="2.011cm">
            <draw:object draw:notify-on-update-of-ranges="'Average Throughput'.A2:'Average Throughput'.A3 'Average Throughput'.B1:'Average Throughput'.B1 'Average Throughput'.B2:'Average Throughput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6.004cm" svg:height="9.004cm" svg:x="20.349cm" svg:y="2.205cm">
            <draw:object draw:notify-on-update-of-ranges="'Average Throughput'.A2:'Average Throughput'.A3 'Average Throughput'.C1:'Average Throughput'.C1 'Average Throughput'.C2:'Average Throughput'.C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/>
          <table:table-cell table:style-name="ce2" office:value-type="string" calcext:value-type="string">
            <text:p>Packets Received</text:p>
          </table:table-cell>
          <table:table-cell table:style-name="ce2" office:value-type="string" calcext:value-type="string">
            <text:p>Average Throughput</text:p>
          </table:table-cell>
        </table:table-row>
        <table:table-row table:style-name="ro1">
          <table:table-cell office:value-type="string" calcext:value-type="string">
            <text:p>Base Paper</text:p>
          </table:table-cell>
          <table:table-cell office:value-type="float" office:value="10263" calcext:value-type="float">
            <text:p>10263</text:p>
          </table:table-cell>
          <table:table-cell office:value-type="float" office:value="596.827" calcext:value-type="float">
            <text:p>596.827</text:p>
          </table:table-cell>
        </table:table-row>
        <table:table-row table:style-name="ro1">
          <table:table-cell office:value-type="string" calcext:value-type="string">
            <text:p>Modified</text:p>
          </table:table-cell>
          <table:table-cell office:value-type="float" office:value="10419" calcext:value-type="float">
            <text:p>10419</text:p>
          </table:table-cell>
          <table:table-cell office:value-type="float" office:value="616.69" calcext:value-type="float">
            <text:p>616.69</text:p>
          </table:table-cell>
        </table:table-row>
      </table:table>
      <table:table table:name="PDR" table:style-name="ta1">
        <office:forms form:automatic-focus="false" form:apply-design-mode="false"/>
        <table:shapes>
          <draw:frame draw:z-index="0" draw:style-name="gr1" draw:text-style-name="P1" svg:width="17.764cm" svg:height="9.992cm" svg:x="2.688cm" svg:y="1.987cm">
            <draw:object draw:notify-on-update-of-ranges="PDR.A2:PDR.A3 PDR.B1:PDR.B1 PDR.B2:PDR.B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PDR</text:p>
          </table:table-cell>
          <table:table-cell/>
        </table:table-row>
        <table:table-row table:style-name="ro1">
          <table:table-cell office:value-type="string" calcext:value-type="string">
            <text:p>Base Paper</text:p>
          </table:table-cell>
          <table:table-cell office:value-type="float" office:value="0.983046" calcext:value-type="float">
            <text:p>0.983046</text:p>
          </table:table-cell>
          <table:table-cell/>
        </table:table-row>
        <table:table-row table:style-name="ro1">
          <table:table-cell office:value-type="string" calcext:value-type="string">
            <text:p>Modified</text:p>
          </table:table-cell>
          <table:table-cell office:value-type="float" office:value="0.985987" calcext:value-type="float">
            <text:p>0.985987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0:32:57.825008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7:07:41.550242613</meta:creation-date>
    <dc:date>2022-11-21T10:50:02.017925889</dc:date>
    <meta:editing-duration>PT20M21S</meta:editing-duration>
    <meta:editing-cycles>3</meta:editing-cycles>
    <meta:generator>LibreOffice/6.4.7.2$Linux_X86_64 LibreOffice_project/40$Build-2</meta:generator>
    <meta:document-statistic meta:table-count="6" meta:cell-count="672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maximum="2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0.948cm" svg:height="20.666cm" xlink:href=".." xlink:type="simple" chart:class="chart:line" chart:style-name="ch1">
        <chart:title svg:x="11.528cm" svg:y="0.549cm" chart:style-name="ch2">
          <text:p>Residual Energy for Modified Algorithm</text:p>
        </chart:title>
        <chart:legend chart:legend-position="end" svg:x="29.234cm" svg:y="7.793cm" style:legend-expansion="high" chart:style-name="ch3"/>
        <chart:plot-area chart:style-name="ch4" table:cell-range-address="'Residual Energy for Modification'.A2:'Residual Energy for Modification'.C26 'Residual Energy for Modification'.A1:'Residual Energy for Modification'.K1 'Residual Energy for Modification'.E2:'Residual Energy for Modification'.K26" chart:data-source-has-labels="both" svg:x="1.629cm" svg:y="1.741cm" svg:width="26.987cm" svg:height="17.531cm">
          <chartooo:coordinate-region svg:x="2.25cm" svg:y="1.94cm" svg:width="26.179cm" svg:height="16.685cm"/>
          <chart:axis chart:dimension="x" chart:name="primary-x" chart:style-name="ch5" chartooo:axis-type="auto">
            <chartooo:date-scale/>
            <chart:title svg:x="14.046cm" svg:y="19.685cm" chart:style-name="ch6">
              <text:p>Node Number</text:p>
            </chart:title>
            <chart:categories table:cell-range-address="'Residual Energy for Modification'.A2:'Residual Energy for Modification'.A26"/>
          </chart:axis>
          <chart:axis chart:dimension="y" chart:name="primary-y" chart:style-name="ch7">
            <chart:title svg:x="0.451cm" svg:y="12.786cm" chart:style-name="ch8">
              <text:p>Residual Energy in Each Node</text:p>
            </chart:title>
            <chart:grid chart:style-name="ch9" chart:class="major"/>
          </chart:axis>
          <chart:series chart:style-name="ch10" chart:values-cell-range-address="'Residual Energy for Modification'.B2:'Residual Energy for Modification'.B26" chart:label-cell-address="'Residual Energy for Modification'.B1:'Residual Energy for Modification'.B1" chart:class="chart:line">
            <chart:data-point chart:repeated="25"/>
          </chart:series>
          <chart:series chart:style-name="ch11" chart:values-cell-range-address="'Residual Energy for Modification'.C2:'Residual Energy for Modification'.C26" chart:label-cell-address="'Residual Energy for Modification'.C1:'Residual Energy for Modification'.C1" chart:class="chart:line">
            <chart:data-point chart:repeated="25"/>
          </chart:series>
          <chart:series chart:style-name="ch12" chart:values-cell-range-address="'Residual Energy for Modification'.C2:'Residual Energy for Modification'.C26" chart:label-cell-address="'Residual Energy for Modification'.D1:'Residual Energy for Modification'.D1" chart:class="chart:line">
            <chart:data-point chart:repeated="25"/>
          </chart:series>
          <chart:series chart:style-name="ch13" chart:values-cell-range-address="'Residual Energy for Modification'.E2:'Residual Energy for Modification'.E26" chart:label-cell-address="'Residual Energy for Modification'.E1:'Residual Energy for Modification'.E1" chart:class="chart:line">
            <chart:data-point chart:repeated="25"/>
          </chart:series>
          <chart:series chart:style-name="ch14" chart:values-cell-range-address="'Residual Energy for Modification'.F2:'Residual Energy for Modification'.F26" chart:label-cell-address="'Residual Energy for Modification'.F1:'Residual Energy for Modification'.F1" chart:class="chart:line">
            <chart:data-point chart:repeated="25"/>
          </chart:series>
          <chart:series chart:style-name="ch15" chart:values-cell-range-address="'Residual Energy for Modification'.G2:'Residual Energy for Modification'.G26" chart:label-cell-address="'Residual Energy for Modification'.G1:'Residual Energy for Modification'.G1" chart:class="chart:line">
            <chart:data-point chart:repeated="25"/>
          </chart:series>
          <chart:series chart:style-name="ch16" chart:values-cell-range-address="'Residual Energy for Modification'.H2:'Residual Energy for Modification'.H26" chart:label-cell-address="'Residual Energy for Modification'.H1:'Residual Energy for Modification'.H1" chart:class="chart:line">
            <chart:data-point chart:repeated="25"/>
          </chart:series>
          <chart:series chart:style-name="ch17" chart:values-cell-range-address="'Residual Energy for Modification'.I2:'Residual Energy for Modification'.I26" chart:label-cell-address="'Residual Energy for Modification'.I1:'Residual Energy for Modification'.I1" chart:class="chart:line">
            <chart:data-point chart:repeated="25"/>
          </chart:series>
          <chart:series chart:style-name="ch18" chart:values-cell-range-address="'Residual Energy for Modification'.J2:'Residual Energy for Modification'.J26" chart:label-cell-address="'Residual Energy for Modification'.J1:'Residual Energy for Modification'.J1" chart:class="chart:line">
            <chart:data-point chart:repeated="25"/>
          </chart:series>
          <chart:series chart:style-name="ch19" chart:values-cell-range-address="'Residual Energy for Modification'.K2:'Residual Energy for Modification'.K26" chart:label-cell-address="'Residual Energy for Modification'.K1:'Residual Energy for Modification'.K1" chart:class="chart:line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Residual Energy for Modification'.B1:'Residual Energy for Modification'.B1</svg:desc>
                </draw:g>
              </table:table-cell>
              <table:table-cell office:value-type="string">
                <text:p>3</text:p>
                <draw:g>
                  <svg:desc>'Residual Energy for Modification'.C1:'Residual Energy for Modification'.C1</svg:desc>
                </draw:g>
              </table:table-cell>
              <table:table-cell office:value-type="string">
                <text:p>6</text:p>
                <draw:g>
                  <svg:desc>'Residual Energy for Modification'.D1:'Residual Energy for Modification'.D1</svg:desc>
                </draw:g>
              </table:table-cell>
              <table:table-cell office:value-type="string">
                <text:p>9</text:p>
                <draw:g>
                  <svg:desc>'Residual Energy for Modification'.E1:'Residual Energy for Modification'.E1</svg:desc>
                </draw:g>
              </table:table-cell>
              <table:table-cell office:value-type="string">
                <text:p>12</text:p>
                <draw:g>
                  <svg:desc>'Residual Energy for Modification'.F1:'Residual Energy for Modification'.F1</svg:desc>
                </draw:g>
              </table:table-cell>
              <table:table-cell office:value-type="string">
                <text:p>15</text:p>
                <draw:g>
                  <svg:desc>'Residual Energy for Modification'.G1:'Residual Energy for Modification'.G1</svg:desc>
                </draw:g>
              </table:table-cell>
              <table:table-cell office:value-type="string">
                <text:p>18</text:p>
                <draw:g>
                  <svg:desc>'Residual Energy for Modification'.H1:'Residual Energy for Modification'.H1</svg:desc>
                </draw:g>
              </table:table-cell>
              <table:table-cell office:value-type="string">
                <text:p>21</text:p>
                <draw:g>
                  <svg:desc>'Residual Energy for Modification'.I1:'Residual Energy for Modification'.I1</svg:desc>
                </draw:g>
              </table:table-cell>
              <table:table-cell office:value-type="string">
                <text:p>24</text:p>
                <draw:g>
                  <svg:desc>'Residual Energy for Modification'.J1:'Residual Energy for Modification'.J1</svg:desc>
                </draw:g>
              </table:table-cell>
              <table:table-cell office:value-type="string">
                <text:p>27</text:p>
                <draw:g>
                  <svg:desc>'Residual Energy for Modification'.K1:'Residual Energy for Modification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idual Energy for Modification'.A2:'Residual Energy for Modification'.A26</svg:desc>
                </draw:g>
              </table:table-cell>
              <table:table-cell office:value-type="float" office:value="20">
                <text:p>20</text:p>
                <draw:g>
                  <svg:desc>'Residual Energy for Modification'.B2:'Residual Energy for Modification'.B26</svg:desc>
                </draw:g>
              </table:table-cell>
              <table:table-cell office:value-type="float" office:value="19.965945">
                <text:p>19.965945</text:p>
                <draw:g>
                  <svg:desc>'Residual Energy for Modification'.C2:'Residual Energy for Modification'.C26</svg:desc>
                </draw:g>
              </table:table-cell>
              <table:table-cell office:value-type="float" office:value="19.965945">
                <text:p>19.965945</text:p>
                <draw:g>
                  <svg:desc>'Residual Energy for Modification'.C2:'Residual Energy for Modification'.C26</svg:desc>
                </draw:g>
              </table:table-cell>
              <table:table-cell office:value-type="float" office:value="19.955422">
                <text:p>19.955422</text:p>
                <draw:g>
                  <svg:desc>'Residual Energy for Modification'.E2:'Residual Energy for Modification'.E26</svg:desc>
                </draw:g>
              </table:table-cell>
              <table:table-cell office:value-type="float" office:value="19.949635">
                <text:p>19.949635</text:p>
                <draw:g>
                  <svg:desc>'Residual Energy for Modification'.F2:'Residual Energy for Modification'.F26</svg:desc>
                </draw:g>
              </table:table-cell>
              <table:table-cell office:value-type="float" office:value="19.943247">
                <text:p>19.943247</text:p>
                <draw:g>
                  <svg:desc>'Residual Energy for Modification'.G2:'Residual Energy for Modification'.G26</svg:desc>
                </draw:g>
              </table:table-cell>
              <table:table-cell office:value-type="float" office:value="19.937295">
                <text:p>19.937295</text:p>
                <draw:g>
                  <svg:desc>'Residual Energy for Modification'.H2:'Residual Energy for Modification'.H26</svg:desc>
                </draw:g>
              </table:table-cell>
              <table:table-cell office:value-type="float" office:value="19.93107">
                <text:p>19.93107</text:p>
                <draw:g>
                  <svg:desc>'Residual Energy for Modification'.I2:'Residual Energy for Modification'.I26</svg:desc>
                </draw:g>
              </table:table-cell>
              <table:table-cell office:value-type="float" office:value="19.924456">
                <text:p>19.924456</text:p>
                <draw:g>
                  <svg:desc>'Residual Energy for Modification'.J2:'Residual Energy for Modification'.J26</svg:desc>
                </draw:g>
              </table:table-cell>
              <table:table-cell office:value-type="float" office:value="19.916526">
                <text:p>19.916526</text:p>
                <draw:g>
                  <svg:desc>'Residual Energy for Modification'.K2:'Residual Energy for Modification'.K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.92903">
                <text:p>19.92903</text:p>
              </table:table-cell>
              <table:table-cell office:value-type="float" office:value="19.92903">
                <text:p>19.92903</text:p>
              </table:table-cell>
              <table:table-cell office:value-type="float" office:value="19.852741">
                <text:p>19.852741</text:p>
              </table:table-cell>
              <table:table-cell office:value-type="float" office:value="19.812041">
                <text:p>19.812041</text:p>
              </table:table-cell>
              <table:table-cell office:value-type="float" office:value="19.767543">
                <text:p>19.767543</text:p>
              </table:table-cell>
              <table:table-cell office:value-type="float" office:value="19.72523">
                <text:p>19.72523</text:p>
              </table:table-cell>
              <table:table-cell office:value-type="float" office:value="19.679088">
                <text:p>19.679088</text:p>
              </table:table-cell>
              <table:table-cell office:value-type="float" office:value="19.632521">
                <text:p>19.632521</text:p>
              </table:table-cell>
              <table:table-cell office:value-type="float" office:value="19.576472">
                <text:p>19.576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.6321">
                <text:p>19.6321</text:p>
              </table:table-cell>
              <table:table-cell office:value-type="float" office:value="19.6321">
                <text:p>19.6321</text:p>
              </table:table-cell>
              <table:table-cell office:value-type="float" office:value="19.072268">
                <text:p>19.072268</text:p>
              </table:table-cell>
              <table:table-cell office:value-type="float" office:value="18.754711">
                <text:p>18.754711</text:p>
              </table:table-cell>
              <table:table-cell office:value-type="float" office:value="18.421706">
                <text:p>18.421706</text:p>
              </table:table-cell>
              <table:table-cell office:value-type="float" office:value="18.103984">
                <text:p>18.103984</text:p>
              </table:table-cell>
              <table:table-cell office:value-type="float" office:value="17.771143">
                <text:p>17.771143</text:p>
              </table:table-cell>
              <table:table-cell office:value-type="float" office:value="17.408221">
                <text:p>17.408221</text:p>
              </table:table-cell>
              <table:table-cell office:value-type="float" office:value="16.999443">
                <text:p>16.9994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920031">
                <text:p>19.920031</text:p>
              </table:table-cell>
              <table:table-cell office:value-type="float" office:value="19.920031">
                <text:p>19.920031</text:p>
              </table:table-cell>
              <table:table-cell office:value-type="float" office:value="19.846413">
                <text:p>19.846413</text:p>
              </table:table-cell>
              <table:table-cell office:value-type="float" office:value="19.807374">
                <text:p>19.807374</text:p>
              </table:table-cell>
              <table:table-cell office:value-type="float" office:value="19.764662">
                <text:p>19.764662</text:p>
              </table:table-cell>
              <table:table-cell office:value-type="float" office:value="19.723764">
                <text:p>19.723764</text:p>
              </table:table-cell>
              <table:table-cell office:value-type="float" office:value="19.678775">
                <text:p>19.678775</text:p>
              </table:table-cell>
              <table:table-cell office:value-type="float" office:value="19.633551">
                <text:p>19.633551</text:p>
              </table:table-cell>
              <table:table-cell office:value-type="float" office:value="19.580615">
                <text:p>19.580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960435">
                <text:p>19.960435</text:p>
              </table:table-cell>
              <table:table-cell office:value-type="float" office:value="19.960435">
                <text:p>19.960435</text:p>
              </table:table-cell>
              <table:table-cell office:value-type="float" office:value="19.942587">
                <text:p>19.942587</text:p>
              </table:table-cell>
              <table:table-cell office:value-type="float" office:value="19.932662">
                <text:p>19.932662</text:p>
              </table:table-cell>
              <table:table-cell office:value-type="float" office:value="19.921735">
                <text:p>19.921735</text:p>
              </table:table-cell>
              <table:table-cell office:value-type="float" office:value="19.911624">
                <text:p>19.911624</text:p>
              </table:table-cell>
              <table:table-cell office:value-type="float" office:value="19.901043">
                <text:p>19.901043</text:p>
              </table:table-cell>
              <table:table-cell office:value-type="float" office:value="19.889678">
                <text:p>19.889678</text:p>
              </table:table-cell>
              <table:table-cell office:value-type="float" office:value="19.876401">
                <text:p>19.8764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9.923058">
                <text:p>19.923058</text:p>
              </table:table-cell>
              <table:table-cell office:value-type="float" office:value="19.923058">
                <text:p>19.923058</text:p>
              </table:table-cell>
              <table:table-cell office:value-type="float" office:value="19.855939">
                <text:p>19.855939</text:p>
              </table:table-cell>
              <table:table-cell office:value-type="float" office:value="19.820515">
                <text:p>19.820515</text:p>
              </table:table-cell>
              <table:table-cell office:value-type="float" office:value="19.781363">
                <text:p>19.781363</text:p>
              </table:table-cell>
              <table:table-cell office:value-type="float" office:value="19.744077">
                <text:p>19.744077</text:p>
              </table:table-cell>
              <table:table-cell office:value-type="float" office:value="19.703059">
                <text:p>19.703059</text:p>
              </table:table-cell>
              <table:table-cell office:value-type="float" office:value="19.662042">
                <text:p>19.662042</text:p>
              </table:table-cell>
              <table:table-cell office:value-type="float" office:value="19.613568">
                <text:p>19.6135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.58371">
                <text:p>19.58371</text:p>
              </table:table-cell>
              <table:table-cell office:value-type="float" office:value="19.58371">
                <text:p>19.58371</text:p>
              </table:table-cell>
              <table:table-cell office:value-type="float" office:value="18.958788">
                <text:p>18.958788</text:p>
              </table:table-cell>
              <table:table-cell office:value-type="float" office:value="18.619712">
                <text:p>18.619712</text:p>
              </table:table-cell>
              <table:table-cell office:value-type="float" office:value="18.231662">
                <text:p>18.231662</text:p>
              </table:table-cell>
              <table:table-cell office:value-type="float" office:value="17.87707">
                <text:p>17.87707</text:p>
              </table:table-cell>
              <table:table-cell office:value-type="float" office:value="17.505353">
                <text:p>17.505353</text:p>
              </table:table-cell>
              <table:table-cell office:value-type="float" office:value="17.100429">
                <text:p>17.100429</text:p>
              </table:table-cell>
              <table:table-cell office:value-type="float" office:value="16.644296">
                <text:p>16.6442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960917">
                <text:p>19.960917</text:p>
              </table:table-cell>
              <table:table-cell office:value-type="float" office:value="19.960917">
                <text:p>19.960917</text:p>
              </table:table-cell>
              <table:table-cell office:value-type="float" office:value="19.944169">
                <text:p>19.944169</text:p>
              </table:table-cell>
              <table:table-cell office:value-type="float" office:value="19.934797">
                <text:p>19.934797</text:p>
              </table:table-cell>
              <table:table-cell office:value-type="float" office:value="19.924742">
                <text:p>19.924742</text:p>
              </table:table-cell>
              <table:table-cell office:value-type="float" office:value="19.915323">
                <text:p>19.915323</text:p>
              </table:table-cell>
              <table:table-cell office:value-type="float" office:value="19.905226">
                <text:p>19.905226</text:p>
              </table:table-cell>
              <table:table-cell office:value-type="float" office:value="19.894668">
                <text:p>19.894668</text:p>
              </table:table-cell>
              <table:table-cell office:value-type="float" office:value="19.882496">
                <text:p>19.8824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9.962425">
                <text:p>19.962425</text:p>
              </table:table-cell>
              <table:table-cell office:value-type="float" office:value="19.962425">
                <text:p>19.962425</text:p>
              </table:table-cell>
              <table:table-cell office:value-type="float" office:value="19.946452">
                <text:p>19.946452</text:p>
              </table:table-cell>
              <table:table-cell office:value-type="float" office:value="19.93802">
                <text:p>19.93802</text:p>
              </table:table-cell>
              <table:table-cell office:value-type="float" office:value="19.928868">
                <text:p>19.928868</text:p>
              </table:table-cell>
              <table:table-cell office:value-type="float" office:value="19.920011">
                <text:p>19.920011</text:p>
              </table:table-cell>
              <table:table-cell office:value-type="float" office:value="19.910508">
                <text:p>19.910508</text:p>
              </table:table-cell>
              <table:table-cell office:value-type="float" office:value="19.900303">
                <text:p>19.900303</text:p>
              </table:table-cell>
              <table:table-cell office:value-type="float" office:value="19.889211">
                <text:p>19.8892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617295">
                <text:p>19.617295</text:p>
              </table:table-cell>
              <table:table-cell office:value-type="float" office:value="19.617295">
                <text:p>19.617295</text:p>
              </table:table-cell>
              <table:table-cell office:value-type="float" office:value="19.072732">
                <text:p>19.072732</text:p>
              </table:table-cell>
              <table:table-cell office:value-type="float" office:value="18.785323">
                <text:p>18.785323</text:p>
              </table:table-cell>
              <table:table-cell office:value-type="float" office:value="18.467826">
                <text:p>18.467826</text:p>
              </table:table-cell>
              <table:table-cell office:value-type="float" office:value="18.180252">
                <text:p>18.180252</text:p>
              </table:table-cell>
              <table:table-cell office:value-type="float" office:value="17.847462">
                <text:p>17.847462</text:p>
              </table:table-cell>
              <table:table-cell office:value-type="float" office:value="17.499547">
                <text:p>17.499547</text:p>
              </table:table-cell>
              <table:table-cell office:value-type="float" office:value="17.121379">
                <text:p>17.1213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.9619">
                <text:p>19.9619</text:p>
              </table:table-cell>
              <table:table-cell office:value-type="float" office:value="19.9619">
                <text:p>19.9619</text:p>
              </table:table-cell>
              <table:table-cell office:value-type="float" office:value="19.945668">
                <text:p>19.945668</text:p>
              </table:table-cell>
              <table:table-cell office:value-type="float" office:value="20">
                <text:p>20</text:p>
              </table:table-cell>
              <table:table-cell office:value-type="float" office:value="19.92664">
                <text:p>19.92664</text:p>
              </table:table-cell>
              <table:table-cell office:value-type="float" office:value="19.917424">
                <text:p>19.917424</text:p>
              </table:table-cell>
              <table:table-cell office:value-type="float" office:value="19.907773">
                <text:p>19.907773</text:p>
              </table:table-cell>
              <table:table-cell office:value-type="float" office:value="19.897245">
                <text:p>19.897245</text:p>
              </table:table-cell>
              <table:table-cell office:value-type="float" office:value="19.885399">
                <text:p>19.8853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9.96077">
                <text:p>19.96077</text:p>
              </table:table-cell>
              <table:table-cell office:value-type="float" office:value="19.96077">
                <text:p>19.96077</text:p>
              </table:table-cell>
              <table:table-cell office:value-type="float" office:value="19.944022">
                <text:p>19.944022</text:p>
              </table:table-cell>
              <table:table-cell office:value-type="float" office:value="19.93465">
                <text:p>19.93465</text:p>
              </table:table-cell>
              <table:table-cell office:value-type="float" office:value="19.924595">
                <text:p>19.924595</text:p>
              </table:table-cell>
              <table:table-cell office:value-type="float" office:value="19.915176">
                <text:p>19.915176</text:p>
              </table:table-cell>
              <table:table-cell office:value-type="float" office:value="19.905079">
                <text:p>19.905079</text:p>
              </table:table-cell>
              <table:table-cell office:value-type="float" office:value="19.894521">
                <text:p>19.894521</text:p>
              </table:table-cell>
              <table:table-cell office:value-type="float" office:value="19.882349">
                <text:p>19.8823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9.561179">
                <text:p>19.561179</text:p>
              </table:table-cell>
              <table:table-cell office:value-type="float" office:value="19.561179">
                <text:p>19.561179</text:p>
              </table:table-cell>
              <table:table-cell office:value-type="float" office:value="18.953725">
                <text:p>18.953725</text:p>
              </table:table-cell>
              <table:table-cell office:value-type="float" office:value="18.632957">
                <text:p>18.632957</text:p>
              </table:table-cell>
              <table:table-cell office:value-type="float" office:value="18.295225">
                <text:p>18.295225</text:p>
              </table:table-cell>
              <table:table-cell office:value-type="float" office:value="17.957751">
                <text:p>17.957751</text:p>
              </table:table-cell>
              <table:table-cell office:value-type="float" office:value="17.586785">
                <text:p>17.586785</text:p>
              </table:table-cell>
              <table:table-cell office:value-type="float" office:value="17.198689">
                <text:p>17.198689</text:p>
              </table:table-cell>
              <table:table-cell office:value-type="float" office:value="16.776846">
                <text:p>16.776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9.960483">
                <text:p>19.960483</text:p>
              </table:table-cell>
              <table:table-cell office:value-type="float" office:value="19.960483">
                <text:p>19.960483</text:p>
              </table:table-cell>
              <table:table-cell office:value-type="float" office:value="19.942634">
                <text:p>19.942634</text:p>
              </table:table-cell>
              <table:table-cell office:value-type="float" office:value="19.93271">
                <text:p>19.93271</text:p>
              </table:table-cell>
              <table:table-cell office:value-type="float" office:value="19.921782">
                <text:p>19.921782</text:p>
              </table:table-cell>
              <table:table-cell office:value-type="float" office:value="19.911671">
                <text:p>19.911671</text:p>
              </table:table-cell>
              <table:table-cell office:value-type="float" office:value="19.90109">
                <text:p>19.90109</text:p>
              </table:table-cell>
              <table:table-cell office:value-type="float" office:value="19.889725">
                <text:p>19.889725</text:p>
              </table:table-cell>
              <table:table-cell office:value-type="float" office:value="19.876449">
                <text:p>19.8764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9.576201">
                <text:p>19.576201</text:p>
              </table:table-cell>
              <table:table-cell office:value-type="float" office:value="19.576201">
                <text:p>19.576201</text:p>
              </table:table-cell>
              <table:table-cell office:value-type="float" office:value="18.967492">
                <text:p>18.967492</text:p>
              </table:table-cell>
              <table:table-cell office:value-type="float" office:value="18.62976">
                <text:p>18.62976</text:p>
              </table:table-cell>
              <table:table-cell office:value-type="float" office:value="18.291296">
                <text:p>18.291296</text:p>
              </table:table-cell>
              <table:table-cell office:value-type="float" office:value="17.953189">
                <text:p>17.953189</text:p>
              </table:table-cell>
              <table:table-cell office:value-type="float" office:value="17.581201">
                <text:p>17.581201</text:p>
              </table:table-cell>
              <table:table-cell office:value-type="float" office:value="17.19253">
                <text:p>17.19253</text:p>
              </table:table-cell>
              <table:table-cell office:value-type="float" office:value="16.769587">
                <text:p>16.7695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.562443">
                <text:p>19.562443</text:p>
              </table:table-cell>
              <table:table-cell office:value-type="float" office:value="19.562443">
                <text:p>19.562443</text:p>
              </table:table-cell>
              <table:table-cell office:value-type="float" office:value="18.908607">
                <text:p>18.908607</text:p>
              </table:table-cell>
              <table:table-cell office:value-type="float" office:value="18.570817">
                <text:p>18.570817</text:p>
              </table:table-cell>
              <table:table-cell office:value-type="float" office:value="18.153397">
                <text:p>18.153397</text:p>
              </table:table-cell>
              <table:table-cell office:value-type="float" office:value="17.784304">
                <text:p>17.784304</text:p>
              </table:table-cell>
              <table:table-cell office:value-type="float" office:value="17.398347">
                <text:p>17.398347</text:p>
              </table:table-cell>
              <table:table-cell office:value-type="float" office:value="16.993498">
                <text:p>16.993498</text:p>
              </table:table-cell>
              <table:table-cell office:value-type="float" office:value="16.493503">
                <text:p>16.4935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.59652">
                <text:p>19.59652</text:p>
              </table:table-cell>
              <table:table-cell office:value-type="float" office:value="19.59652">
                <text:p>19.59652</text:p>
              </table:table-cell>
              <table:table-cell office:value-type="float" office:value="19.044811">
                <text:p>19.044811</text:p>
              </table:table-cell>
              <table:table-cell office:value-type="float" office:value="18.72377">
                <text:p>18.72377</text:p>
              </table:table-cell>
              <table:table-cell office:value-type="float" office:value="18.401507">
                <text:p>18.401507</text:p>
              </table:table-cell>
              <table:table-cell office:value-type="float" office:value="18.094851">
                <text:p>18.094851</text:p>
              </table:table-cell>
              <table:table-cell office:value-type="float" office:value="17.757776">
                <text:p>17.757776</text:p>
              </table:table-cell>
              <table:table-cell office:value-type="float" office:value="17.420238">
                <text:p>17.420238</text:p>
              </table:table-cell>
              <table:table-cell office:value-type="float" office:value="17.021644">
                <text:p>17.0216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539313">
                <text:p>19.539313</text:p>
              </table:table-cell>
              <table:table-cell office:value-type="float" office:value="19.539313">
                <text:p>19.539313</text:p>
              </table:table-cell>
              <table:table-cell office:value-type="float" office:value="18.924731">
                <text:p>18.924731</text:p>
              </table:table-cell>
              <table:table-cell office:value-type="float" office:value="18.598381">
                <text:p>18.598381</text:p>
              </table:table-cell>
              <table:table-cell office:value-type="float" office:value="18.240121">
                <text:p>18.240121</text:p>
              </table:table-cell>
              <table:table-cell office:value-type="float" office:value="17.898688">
                <text:p>17.898688</text:p>
              </table:table-cell>
              <table:table-cell office:value-type="float" office:value="17.52311">
                <text:p>17.52311</text:p>
              </table:table-cell>
              <table:table-cell office:value-type="float" office:value="17.147282">
                <text:p>17.147282</text:p>
              </table:table-cell>
              <table:table-cell office:value-type="float" office:value="16.703665">
                <text:p>16.7036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543985">
                <text:p>19.543985</text:p>
              </table:table-cell>
              <table:table-cell office:value-type="float" office:value="19.543985">
                <text:p>19.543985</text:p>
              </table:table-cell>
              <table:table-cell office:value-type="float" office:value="18.935903">
                <text:p>18.935903</text:p>
              </table:table-cell>
              <table:table-cell office:value-type="float" office:value="18.614953">
                <text:p>18.614953</text:p>
              </table:table-cell>
              <table:table-cell office:value-type="float" office:value="18.260238">
                <text:p>18.260238</text:p>
              </table:table-cell>
              <table:table-cell office:value-type="float" office:value="17.922417">
                <text:p>17.922417</text:p>
              </table:table-cell>
              <table:table-cell office:value-type="float" office:value="17.55081">
                <text:p>17.55081</text:p>
              </table:table-cell>
              <table:table-cell office:value-type="float" office:value="17.179204">
                <text:p>17.179204</text:p>
              </table:table-cell>
              <table:table-cell office:value-type="float" office:value="16.740034">
                <text:p>16.7400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.96077">
                <text:p>19.96077</text:p>
              </table:table-cell>
              <table:table-cell office:value-type="float" office:value="19.96077">
                <text:p>19.96077</text:p>
              </table:table-cell>
              <table:table-cell office:value-type="float" office:value="19.944022">
                <text:p>19.944022</text:p>
              </table:table-cell>
              <table:table-cell office:value-type="float" office:value="19.93465">
                <text:p>19.93465</text:p>
              </table:table-cell>
              <table:table-cell office:value-type="float" office:value="19.924595">
                <text:p>19.924595</text:p>
              </table:table-cell>
              <table:table-cell office:value-type="float" office:value="19.915176">
                <text:p>19.915176</text:p>
              </table:table-cell>
              <table:table-cell office:value-type="float" office:value="19.905079">
                <text:p>19.905079</text:p>
              </table:table-cell>
              <table:table-cell office:value-type="float" office:value="19.894521">
                <text:p>19.894521</text:p>
              </table:table-cell>
              <table:table-cell office:value-type="float" office:value="19.882349">
                <text:p>19.88234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.960817">
                <text:p>19.960817</text:p>
              </table:table-cell>
              <table:table-cell office:value-type="float" office:value="19.960817">
                <text:p>19.960817</text:p>
              </table:table-cell>
              <table:table-cell office:value-type="float" office:value="19.944068">
                <text:p>19.944068</text:p>
              </table:table-cell>
              <table:table-cell office:value-type="float" office:value="19.934772">
                <text:p>19.934772</text:p>
              </table:table-cell>
              <table:table-cell office:value-type="float" office:value="19.924641">
                <text:p>19.924641</text:p>
              </table:table-cell>
              <table:table-cell office:value-type="float" office:value="19.915223">
                <text:p>19.915223</text:p>
              </table:table-cell>
              <table:table-cell office:value-type="float" office:value="19.905126">
                <text:p>19.905126</text:p>
              </table:table-cell>
              <table:table-cell office:value-type="float" office:value="19.894568">
                <text:p>19.894568</text:p>
              </table:table-cell>
              <table:table-cell office:value-type="float" office:value="19.882396">
                <text:p>19.8823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.54808">
                <text:p>19.54808</text:p>
              </table:table-cell>
              <table:table-cell office:value-type="float" office:value="19.54808">
                <text:p>19.54808</text:p>
              </table:table-cell>
              <table:table-cell office:value-type="float" office:value="18.945871">
                <text:p>18.945871</text:p>
              </table:table-cell>
              <table:table-cell office:value-type="float" office:value="18.628038">
                <text:p>18.628038</text:p>
              </table:table-cell>
              <table:table-cell office:value-type="float" office:value="18.27675">
                <text:p>18.27675</text:p>
              </table:table-cell>
              <table:table-cell office:value-type="float" office:value="17.942191">
                <text:p>17.942191</text:p>
              </table:table-cell>
              <table:table-cell office:value-type="float" office:value="17.590625">
                <text:p>17.590625</text:p>
              </table:table-cell>
              <table:table-cell office:value-type="float" office:value="17.206157">
                <text:p>17.206157</text:p>
              </table:table-cell>
              <table:table-cell office:value-type="float" office:value="16.771229">
                <text:p>16.771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maximum="2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416cm" svg:height="17.671cm" xlink:href=".." xlink:type="simple" chart:class="chart:line" chart:style-name="ch1">
        <chart:title svg:x="11.444cm" svg:y="0.488cm" chart:style-name="ch2">
          <text:p>Residual Energy for Base Paper Algorithm
</text:p>
        </chart:title>
        <chart:legend chart:legend-position="end" svg:x="29.702cm" svg:y="6.295cm" style:legend-expansion="high" chart:style-name="ch3"/>
        <chart:plot-area chart:style-name="ch4" table:cell-range-address="'Residual Energy for Base Paper'.A1:'Residual Energy for Base Paper'.K26" chart:data-source-has-labels="both" svg:x="1.639cm" svg:y="2.124cm" svg:width="27.435cm" svg:height="14.213cm">
          <chartooo:coordinate-region svg:x="2.26cm" svg:y="2.323cm" svg:width="26.627cm" svg:height="13.367cm"/>
          <chart:axis chart:dimension="x" chart:name="primary-x" chart:style-name="ch5" chartooo:axis-type="auto">
            <chartooo:date-scale/>
            <chart:title svg:x="14.28cm" svg:y="16.69cm" chart:style-name="ch6">
              <text:p>Node Number</text:p>
            </chart:title>
            <chart:categories table:cell-range-address="'Residual Energy for Base Paper'.A2:'Residual Energy for Base Paper'.A26"/>
          </chart:axis>
          <chart:axis chart:dimension="y" chart:name="primary-y" chart:style-name="ch7">
            <chart:title svg:x="0.451cm" svg:y="11.51cm" chart:style-name="ch8">
              <text:p>Residual Energy in Each Node</text:p>
            </chart:title>
            <chart:grid chart:style-name="ch9" chart:class="major"/>
          </chart:axis>
          <chart:series chart:style-name="ch10" chart:values-cell-range-address="'Residual Energy for Base Paper'.B2:'Residual Energy for Base Paper'.B26" chart:label-cell-address="'Residual Energy for Base Paper'.B1:'Residual Energy for Base Paper'.B1" chart:class="chart:line">
            <chart:data-point chart:repeated="25"/>
          </chart:series>
          <chart:series chart:style-name="ch11" chart:values-cell-range-address="'Residual Energy for Base Paper'.C2:'Residual Energy for Base Paper'.C26" chart:label-cell-address="'Residual Energy for Base Paper'.C1:'Residual Energy for Base Paper'.C1" chart:class="chart:line">
            <chart:data-point chart:repeated="25"/>
          </chart:series>
          <chart:series chart:style-name="ch12" chart:values-cell-range-address="'Residual Energy for Base Paper'.D2:'Residual Energy for Base Paper'.D26" chart:label-cell-address="'Residual Energy for Base Paper'.D1:'Residual Energy for Base Paper'.D1" chart:class="chart:line">
            <chart:data-point chart:repeated="25"/>
          </chart:series>
          <chart:series chart:style-name="ch13" chart:values-cell-range-address="'Residual Energy for Base Paper'.E2:'Residual Energy for Base Paper'.E26" chart:label-cell-address="'Residual Energy for Base Paper'.E1:'Residual Energy for Base Paper'.E1" chart:class="chart:line">
            <chart:data-point chart:repeated="25"/>
          </chart:series>
          <chart:series chart:style-name="ch14" chart:values-cell-range-address="'Residual Energy for Base Paper'.F2:'Residual Energy for Base Paper'.F26" chart:label-cell-address="'Residual Energy for Base Paper'.F1:'Residual Energy for Base Paper'.F1" chart:class="chart:line">
            <chart:data-point chart:repeated="25"/>
          </chart:series>
          <chart:series chart:style-name="ch15" chart:values-cell-range-address="'Residual Energy for Base Paper'.G2:'Residual Energy for Base Paper'.G26" chart:label-cell-address="'Residual Energy for Base Paper'.G1:'Residual Energy for Base Paper'.G1" chart:class="chart:line">
            <chart:data-point chart:repeated="25"/>
          </chart:series>
          <chart:series chart:style-name="ch16" chart:values-cell-range-address="'Residual Energy for Base Paper'.H2:'Residual Energy for Base Paper'.H26" chart:label-cell-address="'Residual Energy for Base Paper'.H1:'Residual Energy for Base Paper'.H1" chart:class="chart:line">
            <chart:data-point chart:repeated="25"/>
          </chart:series>
          <chart:series chart:style-name="ch17" chart:values-cell-range-address="'Residual Energy for Base Paper'.I2:'Residual Energy for Base Paper'.I26" chart:label-cell-address="'Residual Energy for Base Paper'.I1:'Residual Energy for Base Paper'.I1" chart:class="chart:line">
            <chart:data-point chart:repeated="25"/>
          </chart:series>
          <chart:series chart:style-name="ch18" chart:values-cell-range-address="'Residual Energy for Base Paper'.J2:'Residual Energy for Base Paper'.J26" chart:label-cell-address="'Residual Energy for Base Paper'.J1:'Residual Energy for Base Paper'.J1" chart:class="chart:line">
            <chart:data-point chart:repeated="25"/>
          </chart:series>
          <chart:series chart:style-name="ch19" chart:values-cell-range-address="'Residual Energy for Base Paper'.K2:'Residual Energy for Base Paper'.K26" chart:label-cell-address="'Residual Energy for Base Paper'.K1:'Residual Energy for Base Paper'.K1" chart:class="chart:line">
            <chart:data-point chart:repeated="2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Residual Energy for Base Paper'.B1:'Residual Energy for Base Paper'.B1</svg:desc>
                </draw:g>
              </table:table-cell>
              <table:table-cell office:value-type="string">
                <text:p>3</text:p>
                <draw:g>
                  <svg:desc>'Residual Energy for Base Paper'.C1:'Residual Energy for Base Paper'.C1</svg:desc>
                </draw:g>
              </table:table-cell>
              <table:table-cell office:value-type="string">
                <text:p>6</text:p>
                <draw:g>
                  <svg:desc>'Residual Energy for Base Paper'.D1:'Residual Energy for Base Paper'.D1</svg:desc>
                </draw:g>
              </table:table-cell>
              <table:table-cell office:value-type="string">
                <text:p>9</text:p>
                <draw:g>
                  <svg:desc>'Residual Energy for Base Paper'.E1:'Residual Energy for Base Paper'.E1</svg:desc>
                </draw:g>
              </table:table-cell>
              <table:table-cell office:value-type="string">
                <text:p>12</text:p>
                <draw:g>
                  <svg:desc>'Residual Energy for Base Paper'.F1:'Residual Energy for Base Paper'.F1</svg:desc>
                </draw:g>
              </table:table-cell>
              <table:table-cell office:value-type="string">
                <text:p>15</text:p>
                <draw:g>
                  <svg:desc>'Residual Energy for Base Paper'.G1:'Residual Energy for Base Paper'.G1</svg:desc>
                </draw:g>
              </table:table-cell>
              <table:table-cell office:value-type="string">
                <text:p>18</text:p>
                <draw:g>
                  <svg:desc>'Residual Energy for Base Paper'.H1:'Residual Energy for Base Paper'.H1</svg:desc>
                </draw:g>
              </table:table-cell>
              <table:table-cell office:value-type="string">
                <text:p>21</text:p>
                <draw:g>
                  <svg:desc>'Residual Energy for Base Paper'.I1:'Residual Energy for Base Paper'.I1</svg:desc>
                </draw:g>
              </table:table-cell>
              <table:table-cell office:value-type="string">
                <text:p>24</text:p>
                <draw:g>
                  <svg:desc>'Residual Energy for Base Paper'.J1:'Residual Energy for Base Paper'.J1</svg:desc>
                </draw:g>
              </table:table-cell>
              <table:table-cell office:value-type="string">
                <text:p>27</text:p>
                <draw:g>
                  <svg:desc>'Residual Energy for Base Paper'.K1:'Residual Energy for Base Paper'.K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esidual Energy for Base Paper'.A2:'Residual Energy for Base Paper'.A26</svg:desc>
                </draw:g>
              </table:table-cell>
              <table:table-cell office:value-type="float" office:value="20">
                <text:p>20</text:p>
                <draw:g>
                  <svg:desc>'Residual Energy for Base Paper'.B2:'Residual Energy for Base Paper'.B26</svg:desc>
                </draw:g>
              </table:table-cell>
              <table:table-cell office:value-type="float" office:value="19.920887">
                <text:p>19.920887</text:p>
                <draw:g>
                  <svg:desc>'Residual Energy for Base Paper'.C2:'Residual Energy for Base Paper'.C26</svg:desc>
                </draw:g>
              </table:table-cell>
              <table:table-cell office:value-type="float" office:value="19.884367">
                <text:p>19.884367</text:p>
                <draw:g>
                  <svg:desc>'Residual Energy for Base Paper'.D2:'Residual Energy for Base Paper'.D26</svg:desc>
                </draw:g>
              </table:table-cell>
              <table:table-cell office:value-type="float" office:value="19.849767">
                <text:p>19.849767</text:p>
                <draw:g>
                  <svg:desc>'Residual Energy for Base Paper'.E2:'Residual Energy for Base Paper'.E26</svg:desc>
                </draw:g>
              </table:table-cell>
              <table:table-cell office:value-type="float" office:value="19.814894">
                <text:p>19.814894</text:p>
                <draw:g>
                  <svg:desc>'Residual Energy for Base Paper'.F2:'Residual Energy for Base Paper'.F26</svg:desc>
                </draw:g>
              </table:table-cell>
              <table:table-cell office:value-type="float" office:value="19.774528">
                <text:p>19.774528</text:p>
                <draw:g>
                  <svg:desc>'Residual Energy for Base Paper'.G2:'Residual Energy for Base Paper'.G26</svg:desc>
                </draw:g>
              </table:table-cell>
              <table:table-cell office:value-type="float" office:value="19.736358">
                <text:p>19.736358</text:p>
                <draw:g>
                  <svg:desc>'Residual Energy for Base Paper'.H2:'Residual Energy for Base Paper'.H26</svg:desc>
                </draw:g>
              </table:table-cell>
              <table:table-cell office:value-type="float" office:value="19.699838">
                <text:p>19.699838</text:p>
                <draw:g>
                  <svg:desc>'Residual Energy for Base Paper'.I2:'Residual Energy for Base Paper'.I26</svg:desc>
                </draw:g>
              </table:table-cell>
              <table:table-cell office:value-type="float" office:value="19.655628">
                <text:p>19.655628</text:p>
                <draw:g>
                  <svg:desc>'Residual Energy for Base Paper'.J2:'Residual Energy for Base Paper'.J26</svg:desc>
                </draw:g>
              </table:table-cell>
              <table:table-cell office:value-type="float" office:value="19.61334">
                <text:p>19.61334</text:p>
                <draw:g>
                  <svg:desc>'Residual Energy for Base Paper'.K2:'Residual Energy for Base Paper'.K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.735197">
                <text:p>19.735197</text:p>
              </table:table-cell>
              <table:table-cell office:value-type="float" office:value="19.645583">
                <text:p>19.645583</text:p>
              </table:table-cell>
              <table:table-cell office:value-type="float" office:value="19.54591">
                <text:p>19.54591</text:p>
              </table:table-cell>
              <table:table-cell office:value-type="float" office:value="19.435494">
                <text:p>19.435494</text:p>
              </table:table-cell>
              <table:table-cell office:value-type="float" office:value="19.330334">
                <text:p>19.330334</text:p>
              </table:table-cell>
              <table:table-cell office:value-type="float" office:value="19.230434">
                <text:p>19.230434</text:p>
              </table:table-cell>
              <table:table-cell office:value-type="float" office:value="19.114759">
                <text:p>19.114759</text:p>
              </table:table-cell>
              <table:table-cell office:value-type="float" office:value="18.999084">
                <text:p>18.9990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.595926">
                <text:p>19.595926</text:p>
              </table:table-cell>
              <table:table-cell office:value-type="float" office:value="19.255805">
                <text:p>19.255805</text:p>
              </table:table-cell>
              <table:table-cell office:value-type="float" office:value="18.933583">
                <text:p>18.933583</text:p>
              </table:table-cell>
              <table:table-cell office:value-type="float" office:value="18.59511">
                <text:p>18.59511</text:p>
              </table:table-cell>
              <table:table-cell office:value-type="float" office:value="18.219185">
                <text:p>18.219185</text:p>
              </table:table-cell>
              <table:table-cell office:value-type="float" office:value="17.877414">
                <text:p>17.877414</text:p>
              </table:table-cell>
              <table:table-cell office:value-type="float" office:value="17.537293">
                <text:p>17.537293</text:p>
              </table:table-cell>
              <table:table-cell office:value-type="float" office:value="17.125566">
                <text:p>17.125566</text:p>
              </table:table-cell>
              <table:table-cell office:value-type="float" office:value="16.73174">
                <text:p>16.731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834481">
                <text:p>19.834481</text:p>
              </table:table-cell>
              <table:table-cell office:value-type="float" office:value="19.726031">
                <text:p>19.726031</text:p>
              </table:table-cell>
              <table:table-cell office:value-type="float" office:value="19.633431">
                <text:p>19.633431</text:p>
              </table:table-cell>
              <table:table-cell office:value-type="float" office:value="19.530416">
                <text:p>19.530416</text:p>
              </table:table-cell>
              <table:table-cell office:value-type="float" office:value="19.416307">
                <text:p>19.416307</text:p>
              </table:table-cell>
              <table:table-cell office:value-type="float" office:value="19.307629">
                <text:p>19.307629</text:p>
              </table:table-cell>
              <table:table-cell office:value-type="float" office:value="19.206038">
                <text:p>19.206038</text:p>
              </table:table-cell>
              <table:table-cell office:value-type="float" office:value="19.084846">
                <text:p>19.084846</text:p>
              </table:table-cell>
              <table:table-cell office:value-type="float" office:value="18.965303">
                <text:p>18.9653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.871321">
                <text:p>19.871321</text:p>
              </table:table-cell>
              <table:table-cell office:value-type="float" office:value="19.794839">
                <text:p>19.794839</text:p>
              </table:table-cell>
              <table:table-cell office:value-type="float" office:value="19.726099">
                <text:p>19.726099</text:p>
              </table:table-cell>
              <table:table-cell office:value-type="float" office:value="19.65344">
                <text:p>19.65344</text:p>
              </table:table-cell>
              <table:table-cell office:value-type="float" office:value="19.571117">
                <text:p>19.571117</text:p>
              </table:table-cell>
              <table:table-cell office:value-type="float" office:value="19.492983">
                <text:p>19.492983</text:p>
              </table:table-cell>
              <table:table-cell office:value-type="float" office:value="19.418501">
                <text:p>19.418501</text:p>
              </table:table-cell>
              <table:table-cell office:value-type="float" office:value="19.330338">
                <text:p>19.330338</text:p>
              </table:table-cell>
              <table:table-cell office:value-type="float" office:value="19.244094">
                <text:p>19.2440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9.877094">
                <text:p>19.877094</text:p>
              </table:table-cell>
              <table:table-cell office:value-type="float" office:value="19.804863">
                <text:p>19.804863</text:p>
              </table:table-cell>
              <table:table-cell office:value-type="float" office:value="19.743466">
                <text:p>19.743466</text:p>
              </table:table-cell>
              <table:table-cell office:value-type="float" office:value="19.674845">
                <text:p>19.674845</text:p>
              </table:table-cell>
              <table:table-cell office:value-type="float" office:value="19.599004">
                <text:p>19.599004</text:p>
              </table:table-cell>
              <table:table-cell office:value-type="float" office:value="19.526769">
                <text:p>19.526769</text:p>
              </table:table-cell>
              <table:table-cell office:value-type="float" office:value="19.461761">
                <text:p>19.461761</text:p>
              </table:table-cell>
              <table:table-cell office:value-type="float" office:value="19.378695">
                <text:p>19.378695</text:p>
              </table:table-cell>
              <table:table-cell office:value-type="float" office:value="19.299239">
                <text:p>19.2992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.50923">
                <text:p>19.50923</text:p>
              </table:table-cell>
              <table:table-cell office:value-type="float" office:value="19.08285">
                <text:p>19.08285</text:p>
              </table:table-cell>
              <table:table-cell office:value-type="float" office:value="18.716958">
                <text:p>18.716958</text:p>
              </table:table-cell>
              <table:table-cell office:value-type="float" office:value="18.311764">
                <text:p>18.311764</text:p>
              </table:table-cell>
              <table:table-cell office:value-type="float" office:value="17.862095">
                <text:p>17.862095</text:p>
              </table:table-cell>
              <table:table-cell office:value-type="float" office:value="17.434066">
                <text:p>17.434066</text:p>
              </table:table-cell>
              <table:table-cell office:value-type="float" office:value="17.027224">
                <text:p>17.027224</text:p>
              </table:table-cell>
              <table:table-cell office:value-type="float" office:value="16.554269">
                <text:p>16.554269</text:p>
              </table:table-cell>
              <table:table-cell office:value-type="float" office:value="16.083188">
                <text:p>16.0831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872362">
                <text:p>19.872362</text:p>
              </table:table-cell>
              <table:table-cell office:value-type="float" office:value="19.797704">
                <text:p>19.797704</text:p>
              </table:table-cell>
              <table:table-cell office:value-type="float" office:value="19.733821">
                <text:p>19.733821</text:p>
              </table:table-cell>
              <table:table-cell office:value-type="float" office:value="19.662907">
                <text:p>19.662907</text:p>
              </table:table-cell>
              <table:table-cell office:value-type="float" office:value="19.584276">
                <text:p>19.584276</text:p>
              </table:table-cell>
              <table:table-cell office:value-type="float" office:value="19.509388">
                <text:p>19.509388</text:p>
              </table:table-cell>
              <table:table-cell office:value-type="float" office:value="19.438246">
                <text:p>19.438246</text:p>
              </table:table-cell>
              <table:table-cell office:value-type="float" office:value="19.355871">
                <text:p>19.355871</text:p>
              </table:table-cell>
              <table:table-cell office:value-type="float" office:value="19.273495">
                <text:p>19.2734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9.883597">
                <text:p>19.883597</text:p>
              </table:table-cell>
              <table:table-cell office:value-type="float" office:value="19.814052">
                <text:p>19.814052</text:p>
              </table:table-cell>
              <table:table-cell office:value-type="float" office:value="19.751561">
                <text:p>19.751561</text:p>
              </table:table-cell>
              <table:table-cell office:value-type="float" office:value="19.68376">
                <text:p>19.68376</text:p>
              </table:table-cell>
              <table:table-cell office:value-type="float" office:value="19.610469">
                <text:p>19.610469</text:p>
              </table:table-cell>
              <table:table-cell office:value-type="float" office:value="19.541019">
                <text:p>19.541019</text:p>
              </table:table-cell>
              <table:table-cell office:value-type="float" office:value="19.473217">
                <text:p>19.473217</text:p>
              </table:table-cell>
              <table:table-cell office:value-type="float" office:value="19.391141">
                <text:p>19.391141</text:p>
              </table:table-cell>
              <table:table-cell office:value-type="float" office:value="19.314282">
                <text:p>19.314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.560964">
                <text:p>19.560964</text:p>
              </table:table-cell>
              <table:table-cell office:value-type="float" office:value="19.220841">
                <text:p>19.220841</text:p>
              </table:table-cell>
              <table:table-cell office:value-type="float" office:value="18.89862">
                <text:p>18.89862</text:p>
              </table:table-cell>
              <table:table-cell office:value-type="float" office:value="18.558499">
                <text:p>18.558499</text:p>
              </table:table-cell>
              <table:table-cell office:value-type="float" office:value="18.184223">
                <text:p>18.184223</text:p>
              </table:table-cell>
              <table:table-cell office:value-type="float" office:value="17.842452">
                <text:p>17.842452</text:p>
              </table:table-cell>
              <table:table-cell office:value-type="float" office:value="17.50233">
                <text:p>17.50233</text:p>
              </table:table-cell>
              <table:table-cell office:value-type="float" office:value="17.090604">
                <text:p>17.090604</text:p>
              </table:table-cell>
              <table:table-cell office:value-type="float" office:value="16.698426">
                <text:p>16.6984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9.88358">
                <text:p>19.88358</text:p>
              </table:table-cell>
              <table:table-cell office:value-type="float" office:value="19.81221">
                <text:p>19.81221</text:p>
              </table:table-cell>
              <table:table-cell office:value-type="float" office:value="19.751365">
                <text:p>19.751365</text:p>
              </table:table-cell>
              <table:table-cell office:value-type="float" office:value="19.683742">
                <text:p>19.683742</text:p>
              </table:table-cell>
              <table:table-cell office:value-type="float" office:value="19.608803">
                <text:p>19.608803</text:p>
              </table:table-cell>
              <table:table-cell office:value-type="float" office:value="19.539173">
                <text:p>19.539173</text:p>
              </table:table-cell>
              <table:table-cell office:value-type="float" office:value="19.471372">
                <text:p>19.471372</text:p>
              </table:table-cell>
              <table:table-cell office:value-type="float" office:value="19.391123">
                <text:p>19.391123</text:p>
              </table:table-cell>
              <table:table-cell office:value-type="float" office:value="19.312616">
                <text:p>19.3126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9.870875">
                <text:p>19.870875</text:p>
              </table:table-cell>
              <table:table-cell office:value-type="float" office:value="19.796217">
                <text:p>19.796217</text:p>
              </table:table-cell>
              <table:table-cell office:value-type="float" office:value="19.732334">
                <text:p>19.732334</text:p>
              </table:table-cell>
              <table:table-cell office:value-type="float" office:value="19.66142">
                <text:p>19.66142</text:p>
              </table:table-cell>
              <table:table-cell office:value-type="float" office:value="19.582789">
                <text:p>19.582789</text:p>
              </table:table-cell>
              <table:table-cell office:value-type="float" office:value="19.507901">
                <text:p>19.507901</text:p>
              </table:table-cell>
              <table:table-cell office:value-type="float" office:value="19.43676">
                <text:p>19.43676</text:p>
              </table:table-cell>
              <table:table-cell office:value-type="float" office:value="19.354384">
                <text:p>19.354384</text:p>
              </table:table-cell>
              <table:table-cell office:value-type="float" office:value="19.272008">
                <text:p>19.2720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9.468407">
                <text:p>19.468407</text:p>
              </table:table-cell>
              <table:table-cell office:value-type="float" office:value="19.061515">
                <text:p>19.061515</text:p>
              </table:table-cell>
              <table:table-cell office:value-type="float" office:value="18.682639">
                <text:p>18.682639</text:p>
              </table:table-cell>
              <table:table-cell office:value-type="float" office:value="18.296985">
                <text:p>18.296985</text:p>
              </table:table-cell>
              <table:table-cell office:value-type="float" office:value="17.851009">
                <text:p>17.851009</text:p>
              </table:table-cell>
              <table:table-cell office:value-type="float" office:value="17.428011">
                <text:p>17.428011</text:p>
              </table:table-cell>
              <table:table-cell office:value-type="float" office:value="17.02451">
                <text:p>17.02451</text:p>
              </table:table-cell>
              <table:table-cell office:value-type="float" office:value="16.555556">
                <text:p>16.555556</text:p>
              </table:table-cell>
              <table:table-cell office:value-type="float" office:value="16.088343">
                <text:p>16.0883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9.871801">
                <text:p>19.871801</text:p>
              </table:table-cell>
              <table:table-cell office:value-type="float" office:value="19.795318">
                <text:p>19.795318</text:p>
              </table:table-cell>
              <table:table-cell office:value-type="float" office:value="19.726579">
                <text:p>19.726579</text:p>
              </table:table-cell>
              <table:table-cell office:value-type="float" office:value="19.65392">
                <text:p>19.65392</text:p>
              </table:table-cell>
              <table:table-cell office:value-type="float" office:value="19.571596">
                <text:p>19.571596</text:p>
              </table:table-cell>
              <table:table-cell office:value-type="float" office:value="19.493463">
                <text:p>19.493463</text:p>
              </table:table-cell>
              <table:table-cell office:value-type="float" office:value="19.418981">
                <text:p>19.418981</text:p>
              </table:table-cell>
              <table:table-cell office:value-type="float" office:value="19.330818">
                <text:p>19.330818</text:p>
              </table:table-cell>
              <table:table-cell office:value-type="float" office:value="19.244574">
                <text:p>19.2445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9.472217">
                <text:p>19.472217</text:p>
              </table:table-cell>
              <table:table-cell office:value-type="float" office:value="19.042316">
                <text:p>19.042316</text:p>
              </table:table-cell>
              <table:table-cell office:value-type="float" office:value="18.673438">
                <text:p>18.673438</text:p>
              </table:table-cell>
              <table:table-cell office:value-type="float" office:value="18.263256">
                <text:p>18.263256</text:p>
              </table:table-cell>
              <table:table-cell office:value-type="float" office:value="17.811544">
                <text:p>17.811544</text:p>
              </table:table-cell>
              <table:table-cell office:value-type="float" office:value="17.379994">
                <text:p>17.379994</text:p>
              </table:table-cell>
              <table:table-cell office:value-type="float" office:value="16.971461">
                <text:p>16.971461</text:p>
              </table:table-cell>
              <table:table-cell office:value-type="float" office:value="16.492992">
                <text:p>16.492992</text:p>
              </table:table-cell>
              <table:table-cell office:value-type="float" office:value="16.018">
                <text:p>16.0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.523458">
                <text:p>19.523458</text:p>
              </table:table-cell>
              <table:table-cell office:value-type="float" office:value="19.09872">
                <text:p>19.09872</text:p>
              </table:table-cell>
              <table:table-cell office:value-type="float" office:value="18.719844">
                <text:p>18.719844</text:p>
              </table:table-cell>
              <table:table-cell office:value-type="float" office:value="18.33419">
                <text:p>18.33419</text:p>
              </table:table-cell>
              <table:table-cell office:value-type="float" office:value="17.888214">
                <text:p>17.888214</text:p>
              </table:table-cell>
              <table:table-cell office:value-type="float" office:value="17.465216">
                <text:p>17.465216</text:p>
              </table:table-cell>
              <table:table-cell office:value-type="float" office:value="17.061715">
                <text:p>17.061715</text:p>
              </table:table-cell>
              <table:table-cell office:value-type="float" office:value="16.59276">
                <text:p>16.59276</text:p>
              </table:table-cell>
              <table:table-cell office:value-type="float" office:value="16.125548">
                <text:p>16.1255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9.491072">
                <text:p>19.491072</text:p>
              </table:table-cell>
              <table:table-cell office:value-type="float" office:value="19.093089">
                <text:p>19.093089</text:p>
              </table:table-cell>
              <table:table-cell office:value-type="float" office:value="18.754578">
                <text:p>18.754578</text:p>
              </table:table-cell>
              <table:table-cell office:value-type="float" office:value="18.37672">
                <text:p>18.37672</text:p>
              </table:table-cell>
              <table:table-cell office:value-type="float" office:value="17.958838">
                <text:p>17.958838</text:p>
              </table:table-cell>
              <table:table-cell office:value-type="float" office:value="17.560852">
                <text:p>17.560852</text:p>
              </table:table-cell>
              <table:table-cell office:value-type="float" office:value="17.184419">
                <text:p>17.184419</text:p>
              </table:table-cell>
              <table:table-cell office:value-type="float" office:value="16.744988">
                <text:p>16.744988</text:p>
              </table:table-cell>
              <table:table-cell office:value-type="float" office:value="16.307206">
                <text:p>16.3072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397879">
                <text:p>19.397879</text:p>
              </table:table-cell>
              <table:table-cell office:value-type="float" office:value="18.933403">
                <text:p>18.933403</text:p>
              </table:table-cell>
              <table:table-cell office:value-type="float" office:value="18.538185">
                <text:p>18.538185</text:p>
              </table:table-cell>
              <table:table-cell office:value-type="float" office:value="18.096945">
                <text:p>18.096945</text:p>
              </table:table-cell>
              <table:table-cell office:value-type="float" office:value="17.609013">
                <text:p>17.609013</text:p>
              </table:table-cell>
              <table:table-cell office:value-type="float" office:value="17.144311">
                <text:p>17.144311</text:p>
              </table:table-cell>
              <table:table-cell office:value-type="float" office:value="16.722345">
                <text:p>16.722345</text:p>
              </table:table-cell>
              <table:table-cell office:value-type="float" office:value="16.19168">
                <text:p>16.19168</text:p>
              </table:table-cell>
              <table:table-cell office:value-type="float" office:value="15.680511">
                <text:p>15.6805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.442805">
                <text:p>19.442805</text:p>
              </table:table-cell>
              <table:table-cell office:value-type="float" office:value="19.01455">
                <text:p>19.01455</text:p>
              </table:table-cell>
              <table:table-cell office:value-type="float" office:value="18.650534">
                <text:p>18.650534</text:p>
              </table:table-cell>
              <table:table-cell office:value-type="float" office:value="18.24369">
                <text:p>18.24369</text:p>
              </table:table-cell>
              <table:table-cell office:value-type="float" office:value="17.794024">
                <text:p>17.794024</text:p>
              </table:table-cell>
              <table:table-cell office:value-type="float" office:value="17.365766">
                <text:p>17.365766</text:p>
              </table:table-cell>
              <table:table-cell office:value-type="float" office:value="16.980071">
                <text:p>16.980071</text:p>
              </table:table-cell>
              <table:table-cell office:value-type="float" office:value="16.487844">
                <text:p>16.487844</text:p>
              </table:table-cell>
              <table:table-cell office:value-type="float" office:value="16.016763">
                <text:p>16.01676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9.871104">
                <text:p>19.871104</text:p>
              </table:table-cell>
              <table:table-cell office:value-type="float" office:value="19.796217">
                <text:p>19.796217</text:p>
              </table:table-cell>
              <table:table-cell office:value-type="float" office:value="19.732334">
                <text:p>19.732334</text:p>
              </table:table-cell>
              <table:table-cell office:value-type="float" office:value="19.66142">
                <text:p>19.66142</text:p>
              </table:table-cell>
              <table:table-cell office:value-type="float" office:value="19.582789">
                <text:p>19.582789</text:p>
              </table:table-cell>
              <table:table-cell office:value-type="float" office:value="19.507901">
                <text:p>19.507901</text:p>
              </table:table-cell>
              <table:table-cell office:value-type="float" office:value="19.43676">
                <text:p>19.43676</text:p>
              </table:table-cell>
              <table:table-cell office:value-type="float" office:value="19.354384">
                <text:p>19.354384</text:p>
              </table:table-cell>
              <table:table-cell office:value-type="float" office:value="19.272008">
                <text:p>19.2720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.871573">
                <text:p>19.871573</text:p>
              </table:table-cell>
              <table:table-cell office:value-type="float" office:value="19.796687">
                <text:p>19.796687</text:p>
              </table:table-cell>
              <table:table-cell office:value-type="float" office:value="19.732803">
                <text:p>19.732803</text:p>
              </table:table-cell>
              <table:table-cell office:value-type="float" office:value="19.661889">
                <text:p>19.661889</text:p>
              </table:table-cell>
              <table:table-cell office:value-type="float" office:value="19.583259">
                <text:p>19.583259</text:p>
              </table:table-cell>
              <table:table-cell office:value-type="float" office:value="19.508371">
                <text:p>19.508371</text:p>
              </table:table-cell>
              <table:table-cell office:value-type="float" office:value="19.437229">
                <text:p>19.437229</text:p>
              </table:table-cell>
              <table:table-cell office:value-type="float" office:value="19.354853">
                <text:p>19.354853</text:p>
              </table:table-cell>
              <table:table-cell office:value-type="float" office:value="19.272478">
                <text:p>19.2724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9.482477">
                <text:p>19.482477</text:p>
              </table:table-cell>
              <table:table-cell office:value-type="float" office:value="19.087149">
                <text:p>19.087149</text:p>
              </table:table-cell>
              <table:table-cell office:value-type="float" office:value="18.751121">
                <text:p>18.751121</text:p>
              </table:table-cell>
              <table:table-cell office:value-type="float" office:value="18.375558">
                <text:p>18.375558</text:p>
              </table:table-cell>
              <table:table-cell office:value-type="float" office:value="17.960465">
                <text:p>17.960465</text:p>
              </table:table-cell>
              <table:table-cell office:value-type="float" office:value="17.565135">
                <text:p>17.565135</text:p>
              </table:table-cell>
              <table:table-cell office:value-type="float" office:value="17.20934">
                <text:p>17.20934</text:p>
              </table:table-cell>
              <table:table-cell office:value-type="float" office:value="16.754713">
                <text:p>16.754713</text:p>
              </table:table-cell>
              <table:table-cell office:value-type="float" office:value="16.319851">
                <text:p>16.319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bar" chart:style-name="ch1">
        <chart:title svg:x="4.453cm" svg:y="0.316cm" chart:style-name="ch2">
          <text:p>Comparision of average throughput</text:p>
        </chart:title>
        <chart:legend chart:legend-position="end" svg:x="12.154cm" svg:y="4.203cm" style:legend-expansion="high" chart:style-name="ch3"/>
        <chart:plot-area chart:style-name="ch4" table:cell-range-address="'Average Throughput'.A2:'Average Throughput'.A3 'Average Throughput'.C1:'Average Throughput'.C3" chart:data-source-has-labels="both" svg:x="1.331cm" svg:y="1.275cm" svg:width="10.503cm" svg:height="6.569cm">
          <chartooo:coordinate-region svg:x="2.138cm" svg:y="1.474cm" svg:width="9.696cm" svg:height="5.723cm"/>
          <chart:axis chart:dimension="x" chart:name="primary-x" chart:style-name="ch5" chartooo:axis-type="auto">
            <chartooo:date-scale/>
            <chart:title svg:x="5.837cm" svg:y="8.024cm" chart:style-name="ch6">
              <text:p>Algorithm</text:p>
            </chart:title>
            <chart:categories table:cell-range-address="'Average Throughput'.A2:'Average Throughput'.A3"/>
          </chart:axis>
          <chart:axis chart:dimension="y" chart:name="primary-y" chart:style-name="ch7">
            <chart:title svg:x="0.451cm" svg:y="6.111cm" chart:style-name="ch8">
              <text:p>Throughput (in kbps)</text:p>
            </chart:title>
            <chart:grid chart:style-name="ch9" chart:class="major"/>
          </chart:axis>
          <chart:series chart:style-name="ch10" chart:values-cell-range-address="'Average Throughput'.C2:'Average Throughput'.C3" chart:label-cell-address="'Average Throughput'.C1:'Average Throughput'.C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hroughput</text:p>
                <draw:g>
                  <svg:desc>'Average Throughput'.C1:'Average Throughpu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'Average Throughput'.A2:'Average Throughput'.A3</svg:desc>
                </draw:g>
              </table:table-cell>
              <table:table-cell office:value-type="float" office:value="596.827">
                <text:p>596.827</text:p>
                <draw:g>
                  <svg:desc>'Average Throughput'.C2:'Average Throughput'.C3</svg:desc>
                </draw:g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616.69">
                <text:p>616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756cm" svg:y="0.316cm" chart:style-name="ch2">
          <text:p>Comparision of Final Residual Energy in the System</text:p>
        </chart:title>
        <chart:legend chart:legend-position="end" svg:x="14.502cm" svg:y="4.204cm" style:legend-expansion="high" chart:style-name="ch3"/>
        <chart:plot-area chart:style-name="ch4" table:cell-range-address="'Comparision of Residual Energy'.A39:'Comparision of Residual Energy'.B41" chart:data-source-has-labels="both" svg:x="1.33cm" svg:y="1.275cm" svg:width="12.853cm" svg:height="7.551cm">
          <chartooo:coordinate-region svg:x="2.137cm" svg:y="1.474cm" svg:width="12.046cm" svg:height="6.705cm"/>
          <chart:axis chart:dimension="x" chart:name="primary-x" chart:style-name="ch5" chartooo:axis-type="auto">
            <chartooo:date-scale/>
            <chart:categories table:cell-range-address="'Comparision of Residual Energy'.A40:'Comparision of Residual Energy'.A41"/>
          </chart:axis>
          <chart:axis chart:dimension="y" chart:name="primary-y" chart:style-name="ch6">
            <chart:title svg:x="0.451cm" svg:y="6.999cm" chart:style-name="ch7">
              <text:p>Residual Energy in Joules</text:p>
            </chart:title>
            <chart:grid chart:style-name="ch8" chart:class="major"/>
          </chart:axis>
          <chart:series chart:style-name="ch9" chart:values-cell-range-address="'Comparision of Residual Energy'.B40:'Comparision of Residual Energy'.B41" chart:label-cell-address="'Comparision of Residual Energy'.B39:'Comparision of Residual Energy'.B3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al</text:p>
                <draw:g>
                  <svg:desc>'Comparision of Residual Energy'.B39:'Comparision of Residual Energy'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'Comparision of Residual Energy'.A40:'Comparision of Residual Energy'.A41</svg:desc>
                </draw:g>
              </table:table-cell>
              <table:table-cell office:value-type="float" office:value="373.240786">
                <text:p>373.240786</text:p>
                <draw:g>
                  <svg:desc>'Comparision of Residual Energy'.B40:'Comparision of Residual Energy'.B41</svg:desc>
                </draw:g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410.815974">
                <text:p>410.8159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5cm" svg:height="14.484cm" xlink:href=".." xlink:type="simple" chart:class="chart:bar" chart:style-name="ch1">
        <chart:title svg:x="9.604cm" svg:y="0.425cm" chart:style-name="ch2">
          <text:p>Comparision of Residual Energy</text:p>
        </chart:title>
        <chart:legend chart:legend-position="end" svg:x="23.196cm" svg:y="6.694cm" style:legend-expansion="high" chart:style-name="ch3"/>
        <chart:plot-area chart:style-name="ch4" table:cell-range-address="'Comparision of Residual Energy'.A1:'Comparision of Residual Energy'.K3" chart:data-source-has-labels="both" svg:x="1.526cm" svg:y="1.493cm" svg:width="21.155cm" svg:height="11.721cm">
          <chartooo:coordinate-region svg:x="2.333cm" svg:y="1.693cm" svg:width="20.348cm" svg:height="10.875cm"/>
          <chart:axis chart:dimension="x" chart:name="primary-x" chart:style-name="ch5" chartooo:axis-type="auto">
            <chartooo:date-scale/>
            <chart:title svg:x="10.736cm" svg:y="13.503cm" chart:style-name="ch6">
              <text:p>At time 'x' seconds</text:p>
            </chart:title>
            <chart:categories table:cell-range-address="'Comparision of Residual Energy'.B1:'Comparision of Residual Energy'.K1"/>
          </chart:axis>
          <chart:axis chart:dimension="y" chart:name="primary-y" chart:style-name="ch7">
            <chart:title svg:x="0.451cm" svg:y="10.188cm" chart:style-name="ch8">
              <text:p>Total Residual Energy after 'x' seconds</text:p>
            </chart:title>
            <chart:grid chart:style-name="ch9" chart:class="major"/>
          </chart:axis>
          <chart:series chart:style-name="ch10" chart:values-cell-range-address="'Comparision of Residual Energy'.B2:'Comparision of Residual Energy'.K2" chart:label-cell-address="'Comparision of Residual Energy'.A2:'Comparision of Residual Energy'.A2" chart:class="chart:bar">
            <chart:data-point chart:repeated="10"/>
          </chart:series>
          <chart:series chart:style-name="ch11" chart:values-cell-range-address="'Comparision of Residual Energy'.B3:'Comparision of Residual Energy'.K3" chart:label-cell-address="'Comparision of Residual Energy'.A3:'Comparision of Residual Energy'.A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Comparision of Residual Energy'.B1:'Comparision of Residual Energy'.K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'Comparision of Residual Energy'.A2:'Comparision of Residual Energy'.A2</svg:desc>
                </draw:g>
              </table:table-cell>
              <table:table-cell office:value-type="float" office:value="500">
                <text:p>500</text:p>
                <draw:g>
                  <svg:desc>'Comparision of Residual Energy'.B2:'Comparision of Residual Energy'.K2</svg:desc>
                </draw:g>
              </table:table-cell>
              <table:table-cell office:value-type="float" office:value="492.57311">
                <text:p>492.57311</text:p>
              </table:table-cell>
              <table:table-cell office:value-type="float" office:value="488.44394">
                <text:p>488.44394</text:p>
              </table:table-cell>
              <table:table-cell office:value-type="float" office:value="484.078643">
                <text:p>484.078643</text:p>
              </table:table-cell>
              <table:table-cell office:value-type="float" office:value="479.34128">
                <text:p>479.34128</text:p>
              </table:table-cell>
              <table:table-cell office:value-type="float" office:value="474.059041">
                <text:p>474.059041</text:p>
              </table:table-cell>
              <table:table-cell office:value-type="float" office:value="469.064506">
                <text:p>469.064506</text:p>
              </table:table-cell>
              <table:table-cell office:value-type="float" office:value="464.349845">
                <text:p>464.349845</text:p>
              </table:table-cell>
              <table:table-cell office:value-type="float" office:value="458.687812">
                <text:p>458.687812</text:p>
              </table:table-cell>
              <table:table-cell office:value-type="float" office:value="453.152097">
                <text:p>453.152097</text:p>
              </table:table-cell>
            </table:table-row>
            <table:table-row>
              <table:table-cell office:value-type="string">
                <text:p>Modified</text:p>
                <draw:g>
                  <svg:desc>'Comparision of Residual Energy'.A3:'Comparision of Residual Energy'.A3</svg:desc>
                </draw:g>
              </table:table-cell>
              <table:table-cell office:value-type="float" office:value="500">
                <text:p>500</text:p>
                <draw:g>
                  <svg:desc>'Comparision of Residual Energy'.B3:'Comparision of Residual Energy'.K3</svg:desc>
                </draw:g>
              </table:table-cell>
              <table:table-cell office:value-type="float" office:value="495.187407">
                <text:p>495.187407</text:p>
              </table:table-cell>
              <table:table-cell office:value-type="float" office:value="491.761835">
                <text:p>491.761835</text:p>
              </table:table-cell>
              <table:table-cell office:value-type="float" office:value="488.849065">
                <text:p>488.849065</text:p>
              </table:table-cell>
              <table:table-cell office:value-type="float" office:value="485.490248">
                <text:p>485.490248</text:p>
              </table:table-cell>
              <table:table-cell office:value-type="float" office:value="481.694141">
                <text:p>481.694141</text:p>
              </table:table-cell>
              <table:table-cell office:value-type="float" office:value="478.166691">
                <text:p>478.166691</text:p>
              </table:table-cell>
              <table:table-cell office:value-type="float" office:value="474.345528">
                <text:p>474.345528</text:p>
              </table:table-cell>
              <table:table-cell office:value-type="float" office:value="470.353594">
                <text:p>470.353594</text:p>
              </table:table-cell>
              <table:table-cell office:value-type="float" office:value="465.785857">
                <text:p>465.7858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00" chart:maximum="105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542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18cm" svg:y="0.316cm" chart:style-name="ch2">
          <text:p>Packets Received</text:p>
        </chart:title>
        <chart:legend chart:legend-position="end" svg:x="12.44cm" svg:y="4.201cm" style:legend-expansion="high" chart:style-name="ch3"/>
        <chart:plot-area chart:style-name="ch4" table:cell-range-address="'Average Throughput'.A1:'Average Throughput'.B3" chart:data-source-has-labels="both" svg:x="1.331cm" svg:y="1.275cm" svg:width="10.789cm" svg:height="6.564cm">
          <chartooo:coordinate-region svg:x="2.508cm" svg:y="1.275cm" svg:width="9.612cm" svg:height="5.918cm"/>
          <chart:axis chart:dimension="x" chart:name="primary-x" chart:style-name="ch5" chartooo:axis-type="auto">
            <chartooo:date-scale/>
            <chart:title svg:x="5.98cm" svg:y="8.019cm" chart:style-name="ch6">
              <text:p>Algorithm</text:p>
            </chart:title>
            <chart:categories table:cell-range-address="'Average Throughput'.A2:'Average Throughput'.A3"/>
          </chart:axis>
          <chart:axis chart:dimension="y" chart:name="primary-y" chart:style-name="ch7">
            <chart:title svg:x="0.451cm" svg:y="5.977cm" chart:style-name="ch8">
              <text:p>Number of Packets</text:p>
            </chart:title>
            <chart:grid chart:style-name="ch9" chart:class="major"/>
          </chart:axis>
          <chart:series chart:style-name="ch10" chart:values-cell-range-address="'Average Throughput'.B2:'Average Throughput'.B3" chart:label-cell-address="'Average Throughput'.B1:'Average Throughput'.B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ets Received</text:p>
                <draw:g>
                  <svg:desc>'Average Throughput'.B1:'Average Throughpu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'Average Throughput'.A2:'Average Throughput'.A3</svg:desc>
                </draw:g>
              </table:table-cell>
              <table:table-cell office:value-type="float" office:value="10263">
                <text:p>10263</text:p>
                <draw:g>
                  <svg:desc>'Average Throughput'.B2:'Average Throughput'.B3</svg:desc>
                </draw:g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10419">
                <text:p>104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7" chart:maximum="0.99" chart:interval-major="0.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65cm" svg:height="9.993cm" xlink:href=".." xlink:type="simple" chart:class="chart:bar" chart:style-name="ch1">
        <chart:title svg:x="6.775cm" svg:y="0.335cm" chart:style-name="ch2">
          <text:p>Comparision of PDR</text:p>
        </chart:title>
        <chart:legend chart:legend-position="end" svg:x="16.296cm" svg:y="4.697cm" style:legend-expansion="high" chart:style-name="ch3"/>
        <chart:plot-area chart:style-name="ch4" table:cell-range-address="PDR.A1:PDR.B3" chart:data-source-has-labels="both" svg:x="1.366cm" svg:y="1.313cm" svg:width="14.575cm" svg:height="7.5cm">
          <chartooo:coordinate-region svg:x="2.464cm" svg:y="1.512cm" svg:width="13.477cm" svg:height="6.654cm"/>
          <chart:axis chart:dimension="x" chart:name="primary-x" chart:style-name="ch5" chartooo:axis-type="auto">
            <chartooo:date-scale/>
            <chart:title svg:x="7.828cm" svg:y="9.012cm" chart:style-name="ch6">
              <text:p>Algorithms</text:p>
            </chart:title>
            <chart:categories table:cell-range-address="PDR.A2:PDR.A3"/>
          </chart:axis>
          <chart:axis chart:dimension="y" chart:name="primary-y" chart:style-name="ch7">
            <chart:title svg:x="0.451cm" svg:y="5.464cm" chart:style-name="ch8">
              <text:p>PDR</text:p>
            </chart:title>
            <chart:grid chart:style-name="ch9" chart:class="major"/>
          </chart:axis>
          <chart:series chart:style-name="ch10" chart:values-cell-range-address="PDR.B2:PDR.B3" chart:label-cell-address="PDR.B1:PDR.B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DR</text:p>
                <draw:g>
                  <svg:desc>PDR.B1:PD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PDR.A2:PDR.A3</svg:desc>
                </draw:g>
              </table:table-cell>
              <table:table-cell office:value-type="float" office:value="0.983046">
                <text:p>0.983046</text:p>
                <draw:g>
                  <svg:desc>PDR.B2:PDR.B3</svg:desc>
                </draw:g>
              </table:table-cell>
            </table:table-row>
            <table:table-row>
              <table:table-cell office:value-type="string">
                <text:p>Modified</text:p>
              </table:table-cell>
              <table:table-cell office:value-type="float" office:value="0.985987">
                <text:p>0.9859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428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b277d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6cm" svg:height="16.15cm" xlink:href=".." xlink:type="simple" chart:class="chart:bar" chart:style-name="ch1">
        <chart:title svg:x="6.664cm" svg:y="0.459cm" chart:style-name="ch2">
          <text:p>Comparision of throughput after intervals of 3 seconds</text:p>
        </chart:title>
        <chart:legend chart:legend-position="end" svg:x="21.682cm" svg:y="7.527cm" style:legend-expansion="high" chart:style-name="ch3"/>
        <chart:plot-area chart:style-name="ch4" table:cell-range-address="'Throughput after 3 second intervals'.A1:'Throughput after 3 second intervals'.K3" chart:data-source-has-labels="both" svg:x="1.495cm" svg:y="1.561cm" svg:width="19.703cm" svg:height="13.285cm">
          <chartooo:coordinate-region svg:x="2.302cm" svg:y="1.76cm" svg:width="18.896cm" svg:height="12.439cm"/>
          <chart:axis chart:dimension="x" chart:name="primary-x" chart:style-name="ch5" chartooo:axis-type="auto">
            <chartooo:date-scale/>
            <chart:title svg:x="10.111cm" svg:y="15.169cm" chart:style-name="ch6">
              <text:p>Time in seconds</text:p>
            </chart:title>
            <chart:categories table:cell-range-address="'Throughput after 3 second intervals'.B1:'Throughput after 3 second intervals'.K1"/>
          </chart:axis>
          <chart:axis chart:dimension="y" chart:name="primary-y" chart:style-name="ch7">
            <chart:title svg:x="0.451cm" svg:y="9.755cm" chart:style-name="ch8">
              <text:p>Throughput (in kbps)</text:p>
            </chart:title>
            <chart:grid chart:style-name="ch9" chart:class="major"/>
          </chart:axis>
          <chart:series chart:style-name="ch10" chart:values-cell-range-address="'Throughput after 3 second intervals'.B2:'Throughput after 3 second intervals'.K2" chart:label-cell-address="'Throughput after 3 second intervals'.A2:'Throughput after 3 second intervals'.A2" chart:class="chart:bar">
            <chart:data-point chart:repeated="10"/>
          </chart:series>
          <chart:series chart:style-name="ch11" chart:values-cell-range-address="'Throughput after 3 second intervals'.B3:'Throughput after 3 second intervals'.K3" chart:label-cell-address="'Throughput after 3 second intervals'.A3:'Throughput after 3 second intervals'.A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Throughput after 3 second intervals'.B1:'Throughput after 3 second intervals'.K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</table:table-header-rows>
          <table:table-rows>
            <table:table-row>
              <table:table-cell office:value-type="string">
                <text:p>Base Paper</text:p>
                <draw:g>
                  <svg:desc>'Throughput after 3 second intervals'.A2:'Throughput after 3 second intervals'.A2</svg:desc>
                </draw:g>
              </table:table-cell>
              <table:table-cell office:value-type="float" office:value="0">
                <text:p>0</text:p>
                <draw:g>
                  <svg:desc>'Throughput after 3 second intervals'.B2:'Throughput after 3 second intervals'.K2</svg:desc>
                </draw:g>
              </table:table-cell>
              <table:table-cell office:value-type="float" office:value="20.6818">
                <text:p>20.6818</text:p>
              </table:table-cell>
              <table:table-cell office:value-type="float" office:value="41.0383">
                <text:p>41.0383</text:p>
              </table:table-cell>
              <table:table-cell office:value-type="float" office:value="62.4189">
                <text:p>62.4189</text:p>
              </table:table-cell>
              <table:table-cell office:value-type="float" office:value="82.9653">
                <text:p>82.9653</text:p>
              </table:table-cell>
              <table:table-cell office:value-type="float" office:value="104.394">
                <text:p>104.394</text:p>
              </table:table-cell>
              <table:table-cell office:value-type="float" office:value="123.8">
                <text:p>123.8</text:p>
              </table:table-cell>
              <table:table-cell office:value-type="float" office:value="145.425">
                <text:p>145.425</text:p>
              </table:table-cell>
              <table:table-cell office:value-type="float" office:value="167.54">
                <text:p>167.54</text:p>
              </table:table-cell>
              <table:table-cell office:value-type="float" office:value="193.959">
                <text:p>193.959</text:p>
              </table:table-cell>
            </table:table-row>
            <table:table-row>
              <table:table-cell office:value-type="string">
                <text:p>Modified</text:p>
                <draw:g>
                  <svg:desc>'Throughput after 3 second intervals'.A3:'Throughput after 3 second intervals'.A3</svg:desc>
                </draw:g>
              </table:table-cell>
              <table:table-cell office:value-type="float" office:value="0">
                <text:p>0</text:p>
                <draw:g>
                  <svg:desc>'Throughput after 3 second intervals'.B3:'Throughput after 3 second intervals'.K3</svg:desc>
                </draw:g>
              </table:table-cell>
              <table:table-cell office:value-type="float" office:value="20.2005">
                <text:p>20.2005</text:p>
              </table:table-cell>
              <table:table-cell office:value-type="float" office:value="43.3077">
                <text:p>43.3077</text:p>
              </table:table-cell>
              <table:table-cell office:value-type="float" office:value="64.3143">
                <text:p>64.3143</text:p>
              </table:table-cell>
              <table:table-cell office:value-type="float" office:value="85.3428">
                <text:p>85.3428</text:p>
              </table:table-cell>
              <table:table-cell office:value-type="float" office:value="107.639">
                <text:p>107.639</text:p>
              </table:table-cell>
              <table:table-cell office:value-type="float" office:value="127.744">
                <text:p>127.744</text:p>
              </table:table-cell>
              <table:table-cell office:value-type="float" office:value="150.191">
                <text:p>150.191</text:p>
              </table:table-cell>
              <table:table-cell office:value-type="float" office:value="174.246">
                <text:p>174.246</text:p>
              </table:table-cell>
              <table:table-cell office:value-type="float" office:value="200.3">
                <text:p>200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